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9896in" fo:margin-left="0.016in" fo:margin-right="0.0104in" table:align="margins" style:writing-mode="lr-tb"/>
    </style:style>
    <style:style style:name="Table1.A" style:family="table-column">
      <style:table-column-properties style:column-width="0.4896in" style:rel-column-width="5356*"/>
    </style:style>
    <style:style style:name="Table1.B" style:family="table-column">
      <style:table-column-properties style:column-width="0.8021in" style:rel-column-width="8775*"/>
    </style:style>
    <style:style style:name="Table1.C" style:family="table-column">
      <style:table-column-properties style:column-width="1.2917in" style:rel-column-width="14132*"/>
    </style:style>
    <style:style style:name="Table1.D" style:family="table-column">
      <style:table-column-properties style:column-width="3.4063in" style:rel-column-width="37272*"/>
    </style:style>
    <style:style style:name="Table1.1" style:family="table-row">
      <style:table-row-properties style:keep-together="false" fo:keep-together="always"/>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D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2"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5"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P1" style:family="paragraph" style:parent-style-name="Header_20_Heading">
      <style:paragraph-properties style:snap-to-layout-grid="false"/>
    </style:style>
    <style:style style:name="P2" style:family="paragraph" style:parent-style-name="Header">
      <style:paragraph-properties style:snap-to-layout-grid="false"/>
    </style:style>
    <style:style style:name="P3" style:family="paragraph" style:parent-style-name="Header">
      <style:text-properties fo:language="sv" fo:country="SE"/>
    </style:style>
    <style:style style:name="P4" style:family="paragraph" style:parent-style-name="Header">
      <style:paragraph-properties style:snap-to-layout-grid="false"/>
      <style:text-properties fo:language="sv" fo:country="SE"/>
    </style:style>
    <style:style style:name="P5" style:family="paragraph" style:parent-style-name="Header">
      <style:paragraph-properties fo:margin-left="0in" fo:margin-right="0.1752in" fo:text-align="center" style:justify-single-word="false" fo:text-indent="0in" style:auto-text-indent="false" style:snap-to-layout-grid="false"/>
    </style:style>
    <style:style style:name="P6" style:family="paragraph" style:parent-style-name="Table_20_Header">
      <style:paragraph-properties style:snap-to-layout-grid="false"/>
    </style:style>
    <style:style style:name="P7" style:family="paragraph" style:parent-style-name="Copyright">
      <style:paragraph-properties fo:margin-top="3.0555in" fo:margin-bottom="0.0417in"/>
    </style:style>
    <style:style style:name="P8" style:family="paragraph" style:parent-style-name="Copyright">
      <style:paragraph-properties fo:margin-top="0.0835in" fo:margin-bottom="0in"/>
    </style:style>
    <style:style style:name="P9" style:family="paragraph" style:parent-style-name="Copyright">
      <style:paragraph-properties fo:margin-top="0.0835in" fo:margin-bottom="0in"/>
      <style:text-properties style:font-size-complex="12pt"/>
    </style:style>
    <style:style style:name="P10" style:family="paragraph" style:parent-style-name="Text_20_body">
      <style:text-properties style:font-name="Verdana" fo:font-size="12pt" fo:language="zxx" fo:country="none" style:font-size-asian="12pt" style:language-asian="zxx" style:country-asian="none"/>
    </style:style>
    <style:style style:name="P11" style:family="paragraph" style:parent-style-name="Text_20_body">
      <style:text-properties style:font-name="Verdana" fo:font-size="12pt" fo:language="zxx" fo:country="none" style:text-underline-style="none" style:font-size-asian="12pt" style:language-asian="zxx" style:country-asian="none"/>
    </style:style>
    <style:style style:name="P12" style:family="paragraph" style:parent-style-name="Text_20_body">
      <style:text-properties style:font-name="Verdana" fo:font-size="13pt" fo:language="zxx" fo:country="none" style:font-size-asian="13pt" style:language-asian="zxx" style:country-asian="none" style:font-size-complex="13pt"/>
    </style:style>
    <style:style style:name="P13" style:family="paragraph" style:parent-style-name="Text_20_body">
      <style:text-properties text:display="none"/>
    </style:style>
    <style:style style:name="P14" style:family="paragraph" style:parent-style-name="Normal">
      <style:text-properties style:font-name="Verdana" fo:font-size="11pt" style:font-size-asian="11pt" style:font-size-complex="11pt"/>
    </style:style>
    <style:style style:name="P15" style:family="paragraph" style:parent-style-name="Normal">
      <style:text-properties style:font-name="Verdana" fo:font-size="11pt" fo:font-style="italic" style:font-size-asian="11pt" style:font-style-asian="italic" style:font-size-complex="11pt"/>
    </style:style>
    <style:style style:name="P16" style:family="paragraph" style:parent-style-name="Normal">
      <style:text-properties style:font-name="Verdana" fo:font-size="12pt" fo:font-style="italic" style:font-size-asian="12pt" style:font-style-asian="italic" style:font-size-complex="12pt"/>
    </style:style>
    <style:style style:name="P17" style:family="paragraph" style:parent-style-name="Normal">
      <style:text-properties style:font-name="Times New Roman"/>
    </style:style>
    <style:style style:name="P18" style:family="paragraph" style:parent-style-name="Normal">
      <style:text-properties style:font-name="Times New Roman" fo:font-size="11pt" fo:font-style="normal" style:font-size-asian="11pt" style:font-style-asian="normal" style:font-size-complex="11pt" style:font-style-complex="normal"/>
    </style:style>
    <style:style style:name="P19" style:family="paragraph" style:parent-style-name="Normal">
      <style:text-properties style:font-name="Times New Roman" fo:font-size="11pt" fo:font-style="italic" style:font-size-asian="11pt" style:font-style-asian="italic" style:font-size-complex="11pt"/>
    </style:style>
    <style:style style:name="P20" style:family="paragraph" style:parent-style-name="Normal">
      <style:text-properties style:font-name="Times New Roman" fo:font-size="11pt" style:font-size-asian="11pt" style:font-size-complex="11pt"/>
    </style:style>
    <style:style style:name="P21" style:family="paragraph" style:parent-style-name="Normal">
      <style:text-properties style:font-name="Times New Roman" fo:font-size="12pt" fo:font-style="normal" style:font-size-asian="12pt" style:font-style-asian="normal" style:font-size-complex="12pt" style:font-style-complex="normal"/>
    </style:style>
    <style:style style:name="P22" style:family="paragraph" style:parent-style-name="Normal">
      <style:text-properties style:font-name="Times New Roman" fo:font-size="12pt" fo:font-style="italic" style:font-size-asian="12pt" style:font-style-asian="italic" style:font-size-complex="12pt"/>
    </style:style>
    <style:style style:name="P23" style:family="paragraph" style:parent-style-name="Normal">
      <style:text-properties style:font-name="Times New Roman" fo:font-size="12pt" style:font-size-asian="12pt" style:font-size-complex="12pt"/>
    </style:style>
    <style:style style:name="P24" style:family="paragraph" style:parent-style-name="Normal">
      <style:text-properties style:font-name="Times New Roman" fo:font-size="12pt" fo:language="en" fo:country="US" style:font-size-asian="12pt" style:font-size-complex="12pt"/>
    </style:style>
    <style:style style:name="P25" style:family="paragraph" style:parent-style-name="Normal">
      <style:text-properties style:font-name="Times New Roman" fo:font-size="13pt" fo:font-style="italic" style:font-size-asian="13pt" style:font-style-asian="italic" style:font-size-complex="13pt"/>
    </style:style>
    <style:style style:name="P26" style:family="paragraph" style:parent-style-name="Normal">
      <style:text-properties style:font-name="Times New Roman" fo:font-size="14pt" style:font-size-asian="14pt" style:font-size-complex="14pt"/>
    </style:style>
    <style:style style:name="P27" style:family="paragraph" style:parent-style-name="Normal">
      <style:text-properties fo:font-size="12pt" style:font-size-asian="12pt" style:font-size-complex="12pt"/>
    </style:style>
    <style:style style:name="P28" style:family="paragraph" style:parent-style-name="Normal">
      <style:text-properties fo:color="#0000ff" style:font-name="Times New Roman" fo:font-size="12pt" fo:font-style="italic" style:font-size-asian="12pt" style:font-style-asian="italic" style:font-size-complex="12pt" style:font-style-complex="italic"/>
    </style:style>
    <style:style style:name="P29" style:family="paragraph" style:parent-style-name="Normal">
      <style:text-properties fo:color="#0000ff" style:font-name="Times New Roman" fo:font-size="11pt" fo:font-style="italic" style:font-size-asian="11pt" style:font-style-asian="italic" style:font-size-complex="11pt" style:font-style-complex="italic"/>
    </style:style>
    <style:style style:name="P30" style:family="paragraph" style:parent-style-name="Normal">
      <style:text-properties fo:color="#0000ff" fo:font-size="12pt" fo:font-style="italic" style:font-size-asian="12pt" style:font-style-asian="italic" style:font-size-complex="12pt" style:font-style-complex="italic"/>
    </style:style>
    <style:style style:name="P31" style:family="paragraph" style:parent-style-name="Normal">
      <style:text-properties fo:language="en" fo:country="US"/>
    </style:style>
    <style:style style:name="P32" style:family="paragraph" style:parent-style-name="Normal">
      <style:paragraph-properties fo:margin-left="0in" fo:margin-right="0in" fo:text-indent="0in" style:auto-text-indent="false"/>
    </style:style>
    <style:style style:name="P33" style:family="paragraph" style:parent-style-name="Normal">
      <style:paragraph-properties fo:margin-left="0in" fo:margin-right="0in" fo:text-indent="0in" style:auto-text-indent="false">
        <style:tab-stops/>
      </style:paragraph-properties>
      <style:text-properties style:font-name="Times New Roman"/>
    </style:style>
    <style:style style:name="P34" style:family="paragraph" style:parent-style-name="Normal">
      <style:paragraph-properties fo:margin-left="0in" fo:margin-right="0in" fo:text-indent="0in" style:auto-text-indent="false"/>
      <style:text-properties style:font-name="Times New Roman" fo:font-size="11pt" style:font-size-asian="11pt" style:font-size-complex="11pt"/>
    </style:style>
    <style:style style:name="P35" style:family="paragraph" style:parent-style-name="Normal">
      <style:paragraph-properties fo:margin-left="0in" fo:margin-right="0in" fo:text-indent="0in" style:auto-text-indent="false">
        <style:tab-stops/>
      </style:paragraph-properties>
      <style:text-properties style:font-name="Times New Roman" fo:font-size="11pt" style:font-size-asian="11pt" style:font-size-complex="11pt"/>
    </style:style>
    <style:style style:name="P36" style:family="paragraph" style:parent-style-name="Normal">
      <style:paragraph-properties fo:margin-left="0in" fo:margin-right="0in" fo:text-indent="0in" style:auto-text-indent="false"/>
      <style:text-properties style:font-name="Times New Roman" fo:font-size="11pt" fo:font-style="normal" style:font-size-asian="11pt" style:font-style-asian="normal" style:font-size-complex="11pt" style:font-style-complex="normal"/>
    </style:style>
    <style:style style:name="P37" style:family="paragraph" style:parent-style-name="Normal">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8" style:family="paragraph" style:parent-style-name="Normal">
      <style:paragraph-properties fo:margin-left="0in" fo:margin-right="0in" fo:text-indent="0in" style:auto-text-indent="false">
        <style:tab-stops/>
      </style:paragraph-properties>
      <style:text-properties fo:color="#0000ff" style:font-name="Times New Roman" fo:font-size="11pt" fo:font-style="normal" style:font-size-asian="11pt" style:font-style-asian="normal" style:font-size-complex="11pt" style:font-style-complex="normal"/>
    </style:style>
    <style:style style:name="P39" style:family="paragraph" style:parent-style-name="Normal">
      <style:paragraph-properties fo:margin-left="0in" fo:margin-right="0in" fo:text-indent="0in" style:auto-text-indent="false">
        <style:tab-stops/>
      </style:paragraph-properties>
      <style:text-properties fo:color="#0000ff" style:font-name="Times New Roman" fo:font-size="11pt" fo:font-style="italic" style:font-size-asian="11pt" style:font-style-asian="italic" style:font-size-complex="11pt" style:font-style-complex="italic"/>
    </style:style>
    <style:style style:name="P40" style:family="paragraph" style:parent-style-name="Normal">
      <style:paragraph-properties fo:margin-left="0in" fo:margin-right="0in" fo:text-indent="0in" style:auto-text-indent="false">
        <style:tab-stops/>
      </style:paragraph-properties>
      <style:text-properties fo:color="#0000ff" style:font-name="Times New Roman" fo:font-style="italic" style:font-style-asian="italic" style:font-style-complex="italic"/>
    </style:style>
    <style:style style:name="P41" style:family="paragraph" style:parent-style-name="Normal">
      <style:paragraph-properties fo:margin-left="0in" fo:margin-right="0in" fo:text-indent="0in" style:auto-text-indent="false">
        <style:tab-stops/>
      </style:paragraph-properties>
      <style:text-properties fo:color="#000000" style:font-name="Times New Roman" fo:font-size="11pt" fo:font-style="normal" style:font-size-asian="11pt" style:font-style-asian="normal" style:font-size-complex="11pt" style:font-style-complex="normal"/>
    </style:style>
    <style:style style:name="P42" style:family="paragraph" style:parent-style-name="Body_20_Text">
      <style:paragraph-properties fo:margin-left="0in" fo:margin-right="0in" fo:text-indent="0in" style:auto-text-indent="false">
        <style:tab-stops/>
      </style:paragraph-properties>
      <style:text-properties style:font-name="Times New Roman"/>
    </style:style>
    <style:style style:name="P43" style:family="paragraph" style:parent-style-name="Body_20_Text">
      <style:paragraph-properties fo:margin-left="0in" fo:margin-right="0in" fo:text-indent="0in" style:auto-text-indent="false">
        <style:tab-stops/>
      </style:paragraph-properties>
      <style:text-properties style:font-name="Times New Roman" fo:font-size="12pt" style:font-size-asian="12pt" style:font-size-complex="12pt"/>
    </style:style>
    <style:style style:name="P44" style:family="paragraph" style:parent-style-name="Body_20_Text">
      <style:paragraph-properties fo:margin-left="0in" fo:margin-right="0in" fo:text-indent="0in" style:auto-text-indent="false">
        <style:tab-stops/>
      </style:paragraph-properties>
      <style:text-properties fo:color="#0000ff" style:font-name="Times New Roman" fo:font-size="11pt" fo:font-style="normal" style:font-size-asian="11pt" style:font-style-asian="normal" style:font-size-complex="11pt" style:font-style-complex="normal"/>
    </style:style>
    <style:style style:name="P45" style:family="paragraph" style:parent-style-name="Body_20_Text">
      <style:paragraph-properties fo:margin-left="0in" fo:margin-right="0in" fo:text-indent="0in" style:auto-text-indent="false">
        <style:tab-stops/>
      </style:paragraph-properties>
      <style:text-properties fo:color="#0000ff" style:font-name="Times New Roman" fo:font-size="11pt" fo:font-style="italic" style:font-size-asian="11pt" style:font-style-asian="italic" style:font-size-complex="11pt" style:font-style-complex="italic"/>
    </style:style>
    <style:style style:name="P46" style:family="paragraph" style:parent-style-name="Body_20_Text">
      <style:paragraph-properties fo:margin-left="0in" fo:margin-right="0in" fo:text-indent="0in" style:auto-text-indent="false">
        <style:tab-stops/>
      </style:paragraph-properties>
      <style:text-properties fo:color="#0000ff" style:font-name="Times New Roman" fo:font-style="italic" style:font-style-asian="italic" style:font-style-complex="italic"/>
    </style:style>
    <style:style style:name="P47" style:family="paragraph" style:parent-style-name="Body_20_Text">
      <style:paragraph-properties fo:margin-left="0in" fo:margin-right="0in" fo:text-indent="0in" style:auto-text-indent="false">
        <style:tab-stops/>
      </style:paragraph-properties>
      <style:text-properties fo:color="#000000" style:font-name="Times New Roman" fo:font-size="11pt" fo:font-style="normal" style:font-size-asian="11pt" style:font-style-asian="normal" style:font-size-complex="11pt" style:font-style-complex="normal"/>
    </style:style>
    <style:style style:name="P48" style:family="paragraph" style:parent-style-name="List_20_Paragraph">
      <style:paragraph-properties fo:margin-left="0in" fo:margin-right="0in" fo:text-indent="0in" style:auto-text-indent="false"/>
      <style:text-properties style:font-name="Times New Roman" fo:font-size="11pt" style:font-size-asian="11pt" style:font-size-complex="11pt"/>
    </style:style>
    <style:style style:name="P4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50"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51"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52" style:family="paragraph" style:parent-style-name="Body_20_Text">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53"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54" style:family="paragraph" style:parent-style-name="Body_20_Text">
      <style:paragraph-properties fo:margin-top="0.0693in" fo:margin-bottom="0.139in" fo:orphans="2" fo:widows="2" fo:hyphenation-ladder-count="no-limit" style:vertical-align="auto"/>
      <style:text-properties fo:hyphenate="false" fo:hyphenation-remain-char-count="0" fo:hyphenation-push-char-count="0"/>
    </style:style>
    <style:style style:name="P55" style:family="paragraph" style:parent-style-name="Normal">
      <style:paragraph-properties fo:margin-left="0in" fo:margin-right="0in" fo:text-indent="0.25in" style:auto-text-indent="false"/>
    </style:style>
    <style:style style:name="P56" style:family="paragraph" style:parent-style-name="Normal">
      <style:paragraph-properties fo:margin-left="0in" fo:margin-right="0in" fo:text-indent="0.25in" style:auto-text-indent="false"/>
      <style:text-properties style:font-name="Verdana" fo:font-size="12pt" style:font-size-asian="12pt" style:font-size-complex="12pt"/>
    </style:style>
    <style:style style:name="P57" style:family="paragraph" style:parent-style-name="Normal">
      <style:paragraph-properties fo:margin-left="0in" fo:margin-right="0in" fo:text-indent="0.25in" style:auto-text-indent="false"/>
      <style:text-properties style:font-name="Times New Roman" fo:font-size="11pt" style:font-size-asian="11pt" style:font-size-complex="11pt"/>
    </style:style>
    <style:style style:name="P58" style:family="paragraph" style:parent-style-name="Normal">
      <style:paragraph-properties fo:margin-left="0in" fo:margin-right="0in" fo:text-indent="0.25in" style:auto-text-indent="false"/>
      <style:text-properties style:font-name="Times New Roman" fo:font-size="12pt" style:font-size-asian="12pt" style:font-size-complex="12pt"/>
    </style:style>
    <style:style style:name="P59" style:family="paragraph" style:parent-style-name="Normal">
      <style:paragraph-properties fo:margin-left="0in" fo:margin-right="0in" fo:text-align="start" style:justify-single-word="false" fo:text-indent="0.25in" style:auto-text-indent="false"/>
      <style:text-properties style:font-name="Times New Roman" fo:font-size="12pt" style:font-size-asian="12pt" style:font-size-complex="12pt"/>
    </style:style>
    <style:style style:name="P60" style:family="paragraph" style:parent-style-name="Normal">
      <style:paragraph-properties fo:margin-left="0in" fo:margin-right="0in" fo:text-indent="0.25in" style:auto-text-indent="false"/>
      <style:text-properties fo:color="#0000ff" style:font-name="Times New Roman" fo:font-size="12pt" fo:font-style="italic" style:font-size-asian="12pt" style:font-style-asian="italic" style:font-size-complex="12pt" style:font-style-complex="italic"/>
    </style:style>
    <style:style style:name="P61" style:family="paragraph" style:parent-style-name="Normal">
      <style:paragraph-properties fo:margin-left="0in" fo:margin-right="0in" fo:text-indent="0.25in" style:auto-text-indent="false"/>
      <style:text-properties fo:color="#0000ff" style:font-name="Times New Roman" fo:font-size="11pt" fo:font-style="italic" style:font-size-asian="11pt" style:font-style-asian="italic" style:font-size-complex="11pt" style:font-style-complex="italic"/>
    </style:style>
    <style:style style:name="P62" style:family="paragraph" style:parent-style-name="Normal">
      <style:paragraph-properties fo:margin-left="0in" fo:margin-right="0in" fo:text-indent="0.25in" style:auto-text-indent="false">
        <style:tab-stops/>
      </style:paragraph-properties>
      <style:text-properties fo:color="#0000ff" style:font-name="Times New Roman" fo:font-size="11pt" fo:font-style="italic" style:font-size-asian="11pt" style:font-style-asian="italic" style:font-size-complex="11pt" style:font-style-complex="italic"/>
    </style:style>
    <style:style style:name="P63" style:family="paragraph" style:parent-style-name="Normal">
      <style:paragraph-properties fo:margin-left="0.25in" fo:margin-right="0in" fo:text-indent="0in" style:auto-text-indent="false">
        <style:tab-stops/>
      </style:paragraph-properties>
      <style:text-properties style:font-name="Times New Roman" fo:font-size="11pt" style:font-size-asian="11pt" style:font-size-complex="11pt"/>
    </style:style>
    <style:style style:name="P64" style:family="paragraph" style:parent-style-name="Normal">
      <style:paragraph-properties fo:margin-left="0.25in" fo:margin-right="0in" fo:text-indent="0in" style:auto-text-indent="false">
        <style:tab-stops/>
      </style:paragraph-properties>
      <style:text-properties style:font-name="Times New Roman" fo:font-size="11pt" fo:font-style="normal" style:font-size-asian="11pt" style:font-style-asian="normal" style:font-size-complex="11pt" style:font-style-complex="normal"/>
    </style:style>
    <style:style style:name="P65" style:family="paragraph" style:parent-style-name="Normal">
      <style:paragraph-properties fo:margin-left="0.25in" fo:margin-right="0in" fo:text-align="start" style:justify-single-word="false" fo:text-indent="0in" style:auto-text-indent="false">
        <style:tab-stops/>
      </style:paragraph-properties>
      <style:text-properties style:font-name="Times New Roman" fo:font-size="11pt" fo:font-style="normal" style:font-size-asian="11pt" style:font-style-asian="normal" style:font-size-complex="11pt" style:font-style-complex="normal"/>
    </style:style>
    <style:style style:name="P66" style:family="paragraph" style:parent-style-name="Normal">
      <style:paragraph-properties fo:margin-left="0.25in" fo:margin-right="0in" fo:text-indent="0in" style:auto-text-indent="false">
        <style:tab-stops/>
      </style:paragraph-properties>
      <style:text-properties style:font-name="Times New Roman" fo:font-size="12pt" style:font-size-asian="12pt" style:font-size-complex="12pt"/>
    </style:style>
    <style:style style:name="P67" style:family="paragraph" style:parent-style-name="Normal">
      <style:paragraph-properties fo:margin-left="0.25in" fo:margin-right="0in" fo:text-align="start" style:justify-single-word="false" fo:text-indent="0in" style:auto-text-indent="false">
        <style:tab-stops/>
      </style:paragraph-properties>
      <style:text-properties style:font-name="Times New Roman" fo:font-size="12pt" fo:font-style="normal" style:font-size-asian="12pt" style:font-style-asian="normal" style:font-size-complex="12pt" style:font-style-complex="normal"/>
    </style:style>
    <style:style style:name="P68" style:family="paragraph" style:parent-style-name="Normal">
      <style:paragraph-properties fo:margin-left="0.25in" fo:margin-right="0in" fo:text-indent="0in" style:auto-text-indent="false">
        <style:tab-stops/>
      </style:paragraph-properties>
      <style:text-properties style:font-name="Times New Roman"/>
    </style:style>
    <style:style style:name="P69" style:family="paragraph" style:parent-style-name="Normal">
      <style:paragraph-properties fo:margin-left="0.25in" fo:margin-right="0in" fo:text-indent="0in" style:auto-text-indent="false">
        <style:tab-stops/>
      </style:paragraph-properties>
      <style:text-properties fo:color="#0000ff" style:font-name="Times New Roman" fo:font-size="11pt" fo:font-style="italic" style:font-size-asian="11pt" style:font-style-asian="italic" style:font-size-complex="11pt" style:font-style-complex="italic"/>
    </style:style>
    <style:style style:name="P70" style:family="paragraph" style:parent-style-name="Normal">
      <style:paragraph-properties fo:margin-left="0.25in" fo:margin-right="0in" fo:text-indent="0in" style:auto-text-indent="false">
        <style:tab-stops/>
      </style:paragraph-properties>
      <style:text-properties fo:color="#0000ff" style:font-name="Times New Roman"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Normal">
      <style:paragraph-properties fo:margin-left="0.25in" fo:margin-right="0in" fo:text-indent="0in" style:auto-text-indent="false">
        <style:tab-stops/>
      </style:paragraph-properties>
      <style:text-properties fo:color="#0000ff" style:font-name="Times New Roman" fo:font-style="italic" style:font-style-asian="italic" style:font-style-complex="italic"/>
    </style:style>
    <style:style style:name="P72" style:family="paragraph" style:parent-style-name="Body_20_Text">
      <style:paragraph-properties fo:margin-left="0.25in" fo:margin-right="0in" fo:text-indent="0in" style:auto-text-indent="false">
        <style:tab-stops/>
      </style:paragraph-properties>
      <style:text-properties style:font-name="Times New Roman" fo:font-size="11pt" style:font-size-asian="11pt" style:font-size-complex="11pt"/>
    </style:style>
    <style:style style:name="P73" style:family="paragraph" style:parent-style-name="Body_20_Text">
      <style:paragraph-properties fo:margin-left="0.25in" fo:margin-right="0in" fo:text-indent="0in" style:auto-text-indent="false">
        <style:tab-stops/>
      </style:paragraph-properties>
      <style:text-properties fo:color="#0000ff" style:font-name="Times New Roman" fo:font-size="11pt" fo:font-style="italic" style:font-size-asian="11pt" style:font-style-asian="italic" style:font-size-complex="11pt" style:font-style-complex="italic"/>
    </style:style>
    <style:style style:name="P74" style:family="paragraph" style:parent-style-name="Normal">
      <style:paragraph-properties fo:margin-left="0.5in" fo:margin-right="0in" fo:text-indent="0in" style:auto-text-indent="false">
        <style:tab-stops/>
      </style:paragraph-properties>
      <style:text-properties style:font-name="Times New Roman" fo:font-size="12pt" style:font-size-asian="12pt" style:font-size-complex="12pt"/>
    </style:style>
    <style:style style:name="P75" style:family="paragraph" style:parent-style-name="Normal">
      <style:paragraph-properties fo:margin-left="0.5in" fo:margin-right="0in" fo:text-indent="0in" style:auto-text-indent="false">
        <style:tab-stops/>
      </style:paragraph-properties>
      <style:text-properties style:font-name="Times New Roman" fo:font-size="11pt" style:font-size-asian="11pt" style:font-size-complex="11pt"/>
    </style:style>
    <style:style style:name="P76" style:family="paragraph" style:parent-style-name="Normal">
      <style:paragraph-properties fo:margin-left="0.5in" fo:margin-right="0in" fo:text-indent="0in" style:auto-text-indent="false">
        <style:tab-stops/>
      </style:paragraph-properties>
      <style:text-properties style:font-name="Times New Roman" fo:font-size="11pt" fo:font-weight="bold" style:font-size-asian="11pt" style:font-weight-asian="bold" style:font-size-complex="11pt"/>
    </style:style>
    <style:style style:name="P77" style:family="paragraph" style:parent-style-name="Normal">
      <style:paragraph-properties fo:margin-left="0.5in" fo:margin-right="0in" fo:text-indent="0in" style:auto-text-indent="false">
        <style:tab-stops/>
      </style:paragraph-properties>
      <style:text-properties style:font-name="Times New Roman" fo:font-size="11pt" fo:font-style="normal" style:font-size-asian="11pt" style:font-style-asian="normal" style:font-size-complex="11pt" style:font-style-complex="normal"/>
    </style:style>
    <style:style style:name="P78" style:family="paragraph" style:parent-style-name="Normal">
      <style:paragraph-properties fo:margin-left="0.5in" fo:margin-right="0in" fo:text-indent="0in" style:auto-text-indent="false">
        <style:tab-stops/>
      </style:paragraph-properties>
    </style:style>
    <style:style style:name="P79" style:family="paragraph" style:parent-style-name="Body_20_Text">
      <style:paragraph-properties fo:margin-left="0.5in" fo:margin-right="0in" fo:text-indent="0in" style:auto-text-indent="false">
        <style:tab-stops/>
      </style:paragraph-properties>
      <style:text-properties style:font-name="Times New Roman" fo:font-size="11pt" style:font-size-asian="11pt" style:font-size-complex="11pt"/>
    </style:style>
    <style:style style:name="P80" style:family="paragraph" style:parent-style-name="Standard">
      <style:text-properties style:font-name="Times New Roman"/>
    </style:style>
    <style:style style:name="P81" style:family="paragraph" style:parent-style-name="Body_20_Text">
      <style:text-properties fo:font-size="12pt" style:font-size-asian="12pt" style:font-size-complex="12pt"/>
    </style:style>
    <style:style style:name="P82" style:family="paragraph" style:parent-style-name="Body_20_Text">
      <style:text-properties style:font-name="Verdana" fo:font-size="11pt" style:font-size-asian="11pt" style:font-size-complex="11pt"/>
    </style:style>
    <style:style style:name="P83" style:family="paragraph" style:parent-style-name="Body_20_Text">
      <style:text-properties style:font-name="Times New Roman" fo:font-size="12pt" style:font-size-asian="12pt" style:font-size-complex="12pt"/>
    </style:style>
    <style:style style:name="P84" style:family="paragraph" style:parent-style-name="Body_20_Text">
      <style:text-properties style:font-name="Times New Roman" fo:font-size="11pt" fo:font-style="normal" style:font-size-asian="11pt" style:font-style-asian="normal" style:font-size-complex="11pt" style:font-style-complex="normal"/>
    </style:style>
    <style:style style:name="P85" style:family="paragraph" style:parent-style-name="Body_20_Text">
      <style:text-properties fo:color="#0000ff" fo:font-size="12pt" fo:font-style="italic" style:font-size-asian="12pt" style:font-style-asian="italic" style:font-size-complex="12pt" style:font-style-complex="italic"/>
    </style:style>
    <style:style style:name="P86" style:family="paragraph" style:parent-style-name="Body_20_Text">
      <style:text-properties fo:color="#0000ff" style:font-name="Times New Roman" fo:font-size="12pt" fo:font-style="italic" style:font-size-asian="12pt" style:font-style-asian="italic" style:font-size-complex="12pt" style:font-style-complex="italic"/>
    </style:style>
    <style:style style:name="P87" style:family="paragraph" style:parent-style-name="Body_20_Text">
      <style:paragraph-properties>
        <style:tab-stops/>
      </style:paragraph-properties>
    </style:style>
    <style:style style:name="P88" style:family="paragraph" style:parent-style-name="Body_20_Text">
      <style:paragraph-properties fo:margin-top="0.0693in" fo:margin-bottom="0.0429in" fo:orphans="2" fo:widows="2" fo:hyphenation-ladder-count="no-limit" style:vertical-align="auto"/>
      <style:text-properties fo:color="#000000" style:font-name="Verdana"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9" style:family="paragraph" style:parent-style-name="List_20_Paragraph">
      <style:text-properties style:font-name="Times New Roman" fo:font-size="12pt" fo:font-style="italic" style:font-size-asian="12pt" style:font-style-asian="italic" style:font-size-complex="12pt"/>
    </style:style>
    <style:style style:name="P90" style:family="paragraph" style:parent-style-name="List_20_Paragraph">
      <style:text-properties fo:font-size="12pt" style:font-size-asian="12pt" style:font-size-complex="12pt"/>
    </style:style>
    <style:style style:name="P91" style:family="paragraph" style:parent-style-name="Normal">
      <style:paragraph-properties fo:margin-left="0in" fo:margin-right="0in" fo:text-indent="0.5in" style:auto-text-indent="false"/>
      <style:text-properties style:font-name="Times New Roman" fo:font-size="11pt" style:font-size-asian="11pt" style:font-size-complex="11pt"/>
    </style:style>
    <style:style style:name="P92" style:family="paragraph" style:parent-style-name="Contents_20_2">
      <style:paragraph-properties fo:line-height="150%">
        <style:tab-stops>
          <style:tab-stop style:position="6.0161in" style:type="right" style:leader-style="dotted" style:leader-text="."/>
        </style:tab-stops>
      </style:paragraph-properties>
    </style:style>
    <style:style style:name="P93" style:family="paragraph" style:parent-style-name="Heading">
      <style:paragraph-properties fo:line-height="150%">
        <style:tab-stops>
          <style:tab-stop style:position="5.1189in" style:leader-style="dotted" style:leader-text="."/>
          <style:tab-stop style:position="6.0161in" style:type="right" style:leader-style="dotted" style:leader-text="."/>
        </style:tab-stops>
      </style:paragraph-properties>
    </style:style>
    <style:style style:name="P94" style:family="paragraph" style:parent-style-name="Heading_20_2">
      <style:text-properties fo:color="#0000ff" style:font-name="Times New Roman" fo:font-size="11pt" fo:font-style="italic" style:font-size-asian="11pt" style:font-style-asian="italic" style:font-size-complex="11pt" style:font-style-complex="italic"/>
    </style:style>
    <style:style style:name="P95" style:family="paragraph" style:parent-style-name="Heading_20_2">
      <style:text-properties fo:color="#0000ff" style:font-name="Times New Roman" fo:font-size="11pt" fo:language="en" fo:country="US" fo:font-style="italic" style:font-size-asian="11pt" style:font-style-asian="italic" style:font-size-complex="11pt" style:font-style-complex="italic"/>
    </style:style>
    <style:style style:name="P96" style:family="paragraph" style:parent-style-name="Heading_20_2">
      <style:text-properties fo:font-weight="bold" style:font-weight-asian="bold"/>
    </style:style>
    <style:style style:name="P97" style:family="paragraph" style:parent-style-name="Text_20_body">
      <style:paragraph-properties fo:line-height="150%" fo:background-color="transparent">
        <style:background-image/>
      </style:paragraph-properties>
      <style:text-properties style:font-name="Verdana" fo:font-size="12pt" fo:language="zxx" fo:country="none" style:text-underline-style="none" style:font-size-asian="12pt" style:language-asian="zxx" style:country-asian="none"/>
    </style:style>
    <style:style style:name="P98" style:family="paragraph" style:parent-style-name="List_20_Paragraph" style:list-style-name="L2">
      <style:text-properties fo:font-size="13pt" fo:font-style="italic" fo:font-weight="bold" style:font-size-asian="13pt" style:font-style-asian="italic" style:font-weight-asian="bold" style:font-size-complex="13pt" style:font-style-complex="italic" style:font-weight-complex="bold"/>
    </style:style>
    <style:style style:name="P99" style:family="paragraph" style:parent-style-name="List_20_Paragraph" style:list-style-name="L4">
      <style:text-properties style:font-name="Times New Roman" fo:font-size="12pt" style:font-size-asian="12pt" style:font-size-complex="12pt"/>
    </style:style>
    <style:style style:name="P100" style:family="paragraph" style:parent-style-name="List_20_Paragraph" style:list-style-name="L5">
      <style:text-properties style:font-name="Times New Roman" fo:font-size="12pt" style:font-size-asian="12pt" style:font-size-complex="12pt"/>
    </style:style>
    <style:style style:name="P101" style:family="paragraph" style:parent-style-name="List_20_Paragraph" style:list-style-name="L1">
      <style:paragraph-properties fo:margin-left="0in" fo:margin-right="0in" fo:text-indent="0in" style:auto-text-indent="false"/>
      <style:text-properties style:font-name="Times New Roman" fo:font-size="13pt" fo:font-style="italic" fo:font-weight="bold" style:font-size-asian="13pt" style:font-style-asian="italic" style:font-weight-asian="bold" style:font-size-complex="13pt" style:font-weight-complex="bold"/>
    </style:style>
    <style:style style:name="P102" style:family="paragraph" style:parent-style-name="List_20_Paragraph" style:list-style-name="L3">
      <style:paragraph-properties fo:margin-left="0in" fo:margin-right="0in" fo:text-indent="0in" style:auto-text-indent="false"/>
      <style:text-properties style:font-name="Times New Roman" fo:font-size="13pt" fo:font-style="italic" fo:font-weight="bold" style:font-size-asian="13pt" style:font-style-asian="italic" style:font-weight-asian="bold" style:font-size-complex="13pt" style:font-weight-complex="bold"/>
    </style:style>
    <style:style style:name="P103" style:family="paragraph" style:parent-style-name="List_20_Paragraph" style:list-style-name="L1">
      <style:paragraph-properties fo:margin-left="0in" fo:margin-right="0in" fo:text-indent="0in" style:auto-text-indent="false"/>
      <style:text-properties style:font-name="Times New Roman" fo:font-size="11pt" fo:font-style="italic" fo:font-weight="bold" style:font-size-asian="11pt" style:font-style-asian="italic" style:font-weight-asian="bold" style:font-size-complex="11pt" style:font-weight-complex="bold"/>
    </style:style>
    <style:style style:name="P104" style:family="paragraph" style:parent-style-name="List_20_Paragraph" style:list-style-name="L1">
      <style:paragraph-properties fo:margin-left="0in" fo:margin-right="0in" fo:text-indent="0in" style:auto-text-indent="false"/>
    </style:style>
    <style:style style:name="P105" style:family="paragraph" style:parent-style-name="List_20_Paragraph" style:list-style-name="L1">
      <style:paragraph-properties fo:margin-left="0.1563in" fo:margin-right="0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P106" style:family="paragraph" style:parent-style-name="Document_20_Title" style:master-page-name="Standard">
      <style:paragraph-properties style:page-number="auto"/>
    </style:style>
    <style:style style:name="T1" style:family="text">
      <style:text-properties fo:color="#000000"/>
    </style:style>
    <style:style style:name="T2" style:family="text">
      <style:text-properties fo:color="#000000" style:font-name="Verdana" fo:font-size="18pt" fo:language="en" fo:country="US" fo:font-weight="bold" style:letter-kerning="true" style:font-name-asian="Times New Roman" style:font-size-asian="18pt" style:font-weight-asian="bold" style:font-name-complex="Times New Roman" style:font-size-complex="18pt" style:font-weight-complex="bold"/>
    </style:style>
    <style:style style:name="T3" style:family="text">
      <style:text-properties fo:color="#000000" style:font-name="Verdana" fo:font-size="12pt" fo:language="en" fo:country="US" fo:font-weight="bold" style:letter-kerning="false" style:font-name-asian="Times New Roman" style:font-size-asian="12pt" style:font-weight-asian="bold" style:font-name-complex="Times New Roman" style:font-size-complex="12pt" style:font-weight-complex="bold"/>
    </style:style>
    <style:style style:name="T4" style:family="text">
      <style:text-properties fo:color="#000000" style:font-name="Verdana"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T5" style:family="text">
      <style:text-properties fo:color="#000000" style:letter-kerning="false" style:font-name-asian="Times New Roman" style:font-name-complex="Times New Roman"/>
    </style:style>
    <style:style style:name="T6" style:family="text">
      <style:text-properties style:font-size-complex="12pt"/>
    </style:style>
    <style:style style:name="T7" style:family="text">
      <style:text-properties style:text-underline-style="none"/>
    </style:style>
    <style:style style:name="T8" style:family="text">
      <style:text-properties style:font-name="Verdana" fo:language="en" fo:country="US" fo:font-weight="bold" style:letter-kerning="false" style:font-name-asian="Times New Roman" style:font-weight-asian="bold" style:font-name-complex="Times New Roman" style:font-weight-complex="bold"/>
    </style:style>
    <style:style style:name="T9" style:family="text">
      <style:text-properties style:font-name="Verdana"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0" style:family="text">
      <style:text-properties fo:font-style="normal" style:font-style-asian="normal" style:font-style-complex="normal"/>
    </style:style>
    <style:style style:name="T11" style:family="text">
      <style:text-properties fo:font-size="11pt" style:font-size-asian="11pt" style:font-size-complex="11pt"/>
    </style:style>
    <style:style style:name="T12" style:family="text">
      <style:text-properties style:font-name="Times New Roman" fo:font-size="11pt" fo:font-weight="bold" style:font-size-asian="11pt" style:font-weight-asian="bold" style:font-size-complex="11pt"/>
    </style:style>
    <style:style style:name="T13" style:family="text">
      <style:text-properties style:font-name="Times New Roman" fo:font-size="11pt" style:font-size-asian="11pt" style:font-size-complex="11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fo:font-style="normal" style:font-size-asian="12pt" style:font-style-asian="normal" style:font-size-complex="12pt" style:font-style-complex="normal"/>
    </style:style>
    <style:style style:name="T16" style:family="text">
      <style:text-properties style:font-name="Times New Roman" fo:font-size="13pt" fo:font-style="italic" fo:font-weight="bold" style:font-size-asian="13pt" style:font-style-asian="italic" style:font-weight-asian="bold" style:font-size-complex="13pt" style:font-weight-complex="bold"/>
    </style:style>
    <style:style style:name="T17" style:family="text">
      <style:text-properties style:font-name="Times New Roman" fo:font-size="13pt" fo:language="en" fo:country="US" fo:font-weight="normal" style:letter-kerning="false" style:font-name-asian="Times New Roman" style:font-size-asian="13pt" style:font-weight-asian="normal" style:font-name-complex="Times New Roman" style:font-size-complex="13pt"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ize="13pt" fo:font-style="italic" fo:font-weight="bold" style:font-size-asian="13pt" style:font-style-asian="italic" style:font-weight-asian="bold" style:font-size-complex="13pt" style:font-style-complex="italic" style:font-weight-complex="bold"/>
    </style:style>
    <style:style style:name="T20" style:family="text">
      <style:text-properties fo:font-variant="normal" fo:text-transform="none" fo:letter-spacing="normal" fo:font-weight="normal"/>
    </style:style>
    <style:style style:name="T21" style:family="text">
      <style:text-properties fo:color="#0000ff" style:font-name="Times New Roman" fo:font-size="12pt" fo:language="en" fo:country="US" fo:font-style="italic" fo:font-weight="bold" style:letter-kerning="false" style:font-name-asian="Times New Roman" style:font-size-asian="12pt" style:font-style-asian="italic" style:font-weight-asian="bold" style:font-name-complex="Times New Roman" style:font-size-complex="12pt" style:font-style-complex="italic" style:font-weight-complex="bold"/>
    </style:style>
    <style:style style:name="T22" style:family="text">
      <style:text-properties fo:color="#0000ff" style:font-name="Times New Roman" fo:font-size="12pt" fo:language="en" fo:country="US" fo:font-style="italic" fo:font-weight="normal" style:letter-kerning="false" style:font-name-asian="Times New Roman" style:font-size-asian="12pt" style:font-style-asian="italic" style:font-weight-asian="normal" style:font-name-complex="Times New Roman" style:font-size-complex="12pt" style:font-style-complex="italic" style:font-weight-complex="normal"/>
    </style:style>
    <style:style style:name="T23" style:family="text">
      <style:text-properties fo:color="#0000ff" style:font-name="Times New Roman" fo:language="en" fo:country="US" fo:font-style="italic" fo:font-weight="normal" style:letter-kerning="false" style:font-name-asian="Times New Roman" style:font-style-asian="italic" style:font-weight-asian="normal" style:font-name-complex="Times New Roman" style:font-style-complex="italic" style:font-weight-complex="normal"/>
    </style:style>
    <style:style style:name="T24" style:family="text">
      <style:text-properties fo:color="#0000ff" style:font-name="Times New Roman" fo:font-size="11pt" fo:language="en" fo:country="US" fo:font-style="italic" fo:font-weight="bold" style:letter-kerning="false" style:font-name-asian="Times New Roman" style:font-size-asian="11pt" style:font-style-asian="italic" style:font-weight-asian="bold" style:font-name-complex="Times New Roman" style:font-size-complex="11pt" style:font-style-complex="italic" style:font-weight-complex="bold"/>
    </style:style>
    <style:style style:name="T25" style:family="text">
      <style:text-properties fo:language="en" fo:country="US" fo:font-weight="bold" style:letter-kerning="false" style:font-name-asian="Times New Roman" style:font-weight-asian="bold" style:font-name-complex="Times New Roman"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1"/>
      </text:list-level-style-bullet>
      <text:list-level-style-bullet text:level="3" text:style-name="WW_5f_CharLFO5LVL3" text:bullet-char="">
        <style:list-level-properties text:space-before="1.25in" text:min-label-width="0.25in"/>
        <style:text-properties style:font-name="Wingdings1"/>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1"/>
      </text:list-level-style-bullet>
      <text:list-level-style-bullet text:level="6" text:style-name="WW_5f_CharLFO5LVL6" text:bullet-char="">
        <style:list-level-properties text:space-before="2.75in" text:min-label-width="0.25in"/>
        <style:text-properties style:font-name="Wingdings1"/>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1"/>
      </text:list-level-style-bullet>
      <text:list-level-style-bullet text:level="9" text:style-name="WW_5f_CharLFO5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1"/>
      </text:list-level-style-bullet>
      <text:list-level-style-bullet text:level="3" text:style-name="WW_5f_CharLFO5LVL3" text:bullet-char="">
        <style:list-level-properties text:space-before="1.25in" text:min-label-width="0.25in"/>
        <style:text-properties style:font-name="Wingdings1"/>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1"/>
      </text:list-level-style-bullet>
      <text:list-level-style-bullet text:level="6" text:style-name="WW_5f_CharLFO5LVL6" text:bullet-char="">
        <style:list-level-properties text:space-before="2.75in" text:min-label-width="0.25in"/>
        <style:text-properties style:font-name="Wingdings1"/>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1"/>
      </text:list-level-style-bullet>
      <text:list-level-style-bullet text:level="9" text:style-name="WW_5f_CharLFO5LVL9" text:bullet-char="">
        <style:list-level-properties text:space-before="4.25in" text:min-label-width="0.25in"/>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2">Davos User Manual</text:span><text:line-break/> (Davos V4.4)</text:p>
      <text:p text:style-name="P7">Whilst all reasonable care has been taken to ensure that the details are true and not <text:span text:style-name="T1">misleading at the time of publication, no liability whatsoever is assumed by Automature LLC, or any supplier of Automature LLC, with respect to the accuracy or any use of the information provided </text:span>herein.</text:p>
      <text:p text:style-name="P8"><text:span text:style-name="T6">Any license, delivery and support of software require entering into separate agreements with </text:span><text:span text:style-name="T1">Automature LLC</text:span><text:span text:style-name="T6">.</text:span></text:p>
      <text:p text:style-name="P8"><text:span text:style-name="T6">This document may contain confidential information and may not be modified or reproduced, in whole or in part, or transmitted in any form to any third party, without the written approval from </text:span><text:span text:style-name="T1">Automature LLC</text:span><text:span text:style-name="T6">.</text:span></text:p>
      <text:p text:style-name="P8"><text:span text:style-name="T6">Copyright © 2012 </text:span><text:span text:style-name="T1">Automature LLC</text:span></text:p>
      <text:p text:style-name="P9">All rights reserved.</text:p>
      <text:p text:style-name="Table_20_of_20_Contents">Revision History</text:p>
      <text:p text:style-name="Standard"/>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6">Ver.</text:p>
            </table:table-cell>
            <table:table-cell table:style-name="Table1.A1" office:value-type="string">
              <text:p text:style-name="P6">Date</text:p>
            </table:table-cell>
            <table:table-cell table:style-name="Table1.A1" office:value-type="string">
              <text:p text:style-name="P6">Name</text:p>
            </table:table-cell>
            <table:table-cell table:style-name="Table1.D1" office:value-type="string">
              <text:p text:style-name="P6">Description of Changes</text:p>
            </table:table-cell>
          </table:table-row>
        </table:table-header-rows>
        <table:table-row table:style-name="Table1.1">
          <table:table-cell table:style-name="Table1.A2" office:value-type="string">
            <text:p text:style-name="P49">1</text:p>
          </table:table-cell>
          <table:table-cell table:style-name="Table1.A2" office:value-type="string">
            <text:p text:style-name="P50">14-09-2011</text:p>
          </table:table-cell>
          <table:table-cell table:style-name="Table1.A2" office:value-type="string">
            <text:p text:style-name="P49">Sankha Sil</text:p>
          </table:table-cell>
          <table:table-cell table:style-name="Table1.D2" office:value-type="string">
            <text:p text:style-name="P49">First Edition</text:p>
          </table:table-cell>
        </table:table-row>
        <table:table-row table:style-name="Table1.1">
          <table:table-cell table:style-name="Table1.A3" office:value-type="string">
            <text:p text:style-name="P49">2</text:p>
          </table:table-cell>
          <table:table-cell table:style-name="Table1.A3" office:value-type="string">
            <text:p text:style-name="P50">06-01-2012</text:p>
          </table:table-cell>
          <table:table-cell table:style-name="Table1.A3" office:value-type="string">
            <text:p text:style-name="P49">Debabrata Das</text:p>
          </table:table-cell>
          <table:table-cell table:style-name="Table1.D3" office:value-type="string">
            <text:p text:style-name="P49">Revision</text:p>
          </table:table-cell>
        </table:table-row>
        <table:table-row table:style-name="Table1.1">
          <table:table-cell table:style-name="Table1.A3" office:value-type="string">
            <text:p text:style-name="P49">3</text:p>
          </table:table-cell>
          <table:table-cell table:style-name="Table1.A3" office:value-type="string">
            <text:p text:style-name="P50">27-01-2012</text:p>
          </table:table-cell>
          <table:table-cell table:style-name="Table1.A3" office:value-type="string">
            <text:p text:style-name="P49">Debabrata Das</text:p>
          </table:table-cell>
          <table:table-cell table:style-name="Table1.D3" office:value-type="string">
            <text:p text:style-name="P49">Revision</text:p>
          </table:table-cell>
        </table:table-row>
        <table:table-row table:style-name="Table1.1">
          <table:table-cell table:style-name="Table1.A5" office:value-type="float" office:value="4.2">
            <text:p text:style-name="P49">4.2</text:p>
          </table:table-cell>
          <table:table-cell table:style-name="Table1.A3" office:value-type="string">
            <text:p text:style-name="P50">15-06-2012</text:p>
          </table:table-cell>
          <table:table-cell table:style-name="Table1.A3" office:value-type="string">
            <text:p text:style-name="P49">Chayan Hazra</text:p>
          </table:table-cell>
          <table:table-cell table:style-name="Table1.D3" office:value-type="string">
            <text:p text:style-name="P49">Second Edition</text:p>
          </table:table-cell>
        </table:table-row>
        <table:table-row table:style-name="Table1.1">
          <table:table-cell table:style-name="Table1.A5" office:value-type="float" office:value="4.4">
            <text:p text:style-name="P49">4.4</text:p>
          </table:table-cell>
          <table:table-cell table:style-name="Table1.A3" office:value-type="string">
            <text:p text:style-name="P50">19-06-2012</text:p>
          </table:table-cell>
          <table:table-cell table:style-name="Table1.A3" office:value-type="string">
            <text:p text:style-name="P49">Chayan Hazra</text:p>
          </table:table-cell>
          <table:table-cell table:style-name="Table1.D3" office:value-type="string">
            <text:p text:style-name="P49">Revised Edition</text:p>
          </table:table-cell>
        </table:table-row>
      </table:table>
      <text:p text:style-name="Table_20_of_20_Contents">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Heading">
            <text:index-entry-link-start/>
            <text:index-entry-chapter/>
            <text:index-entry-span> </text:index-entry-span>
            <text:index-entry-text/>
            <text:index-entry-tab-stop style:type="right" style:leader-char="."/>
            <text:index-entry-page-number/>
            <text:index-entry-link-end/>
            <text:index-entry-tab-stop style:type="left" style:position="5.118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2">
            <text:index-source-style text:style-name="Heading_20_2"/>
            <text:index-source-style text:style-name="Contents_20_2"/>
          </text:index-source-styles>
        </text:table-of-content-source>
        <text:index-body>
          <text:p text:style-name="P93"><text:a xlink:type="simple" xlink:href="#__RefHeading__603_1153994633"><text:span text:style-name="T7">1 Introduction<text:tab/>4</text:span></text:a></text:p>
          <text:p text:style-name="P92"><text:a xlink:type="simple" xlink:href="#__RefHeading__28239_2017303931"><text:span text:style-name="T7">1.1 Document Purpose<text:tab/>4</text:span></text:a></text:p>
          <text:p text:style-name="P92"><text:a xlink:type="simple" xlink:href="#__RefHeading__28241_2017303931"><text:span text:style-name="T7">1.2 Intended Audience<text:tab/>4</text:span></text:a></text:p>
          <text:p text:style-name="P93"><text:a xlink:type="simple" xlink:href="#__RefHeading__28243_2017303931"><text:span text:style-name="T7">2 Davos Interfaces<text:tab/>5</text:span></text:a></text:p>
          <text:p text:style-name="P92"><text:a xlink:type="simple" xlink:href="#__RefHeading__34835_2017303931"><text:span text:style-name="T7">2.1 create/objects<text:tab/>5</text:span></text:a></text:p>
          <text:p text:style-name="P92"><text:a xlink:type="simple" xlink:href="#__RefHeading__34847_2017303931"><text:span text:style-name="T7">2.2 getZermattConfig/value<text:tab/>6</text:span></text:a></text:p>
          <text:p text:style-name="P92"><text:a xlink:type="simple" xlink:href="#__RefHeading__28263_2017303931"><text:span text:style-name="T7">2.3 heartBeat<text:tab/>7</text:span></text:a></text:p>
          <text:p text:style-name="P92"><text:a xlink:type="simple" xlink:href="#__RefHeading__34861_2017303931"><text:span text:style-name="T7">2.4 performancemetric/initialize<text:tab/>8</text:span></text:a></text:p>
          <text:p text:style-name="P92"><text:a xlink:type="simple" xlink:href="#__RefHeading__28269_2017303931"><text:span text:style-name="T7">2.5 performancemetric/finalize<text:tab/>8</text:span></text:a></text:p>
          <text:p text:style-name="P92"><text:a xlink:type="simple" xlink:href="#__RefHeading__34875_2017303931"><text:span text:style-name="T7">2.6 release/write<text:tab/>9</text:span></text:a></text:p>
          <text:p text:style-name="P92"><text:a xlink:type="simple" xlink:href="#__RefHeading__34903_2017303931"><text:span text:style-name="T7">2.7 role/read<text:tab/>10</text:span></text:a></text:p>
          <text:p text:style-name="P92"><text:a xlink:type="simple" xlink:href="#__RefHeading__34691_2017303931"><text:span text:style-name="T7">2.8 sprint/write<text:tab/>11</text:span></text:a></text:p>
          <text:p text:style-name="P92"><text:a xlink:type="simple" xlink:href="#__RefHeading__28245_2017303931"><text:span text:style-name="T7">2.9 session/create<text:tab/>12</text:span></text:a></text:p>
          <text:p text:style-name="P92"><text:a xlink:type="simple" xlink:href="#__RefHeading__28247_2017303931"><text:span text:style-name="T7">2.10 session/destroy<text:tab/>13</text:span></text:a></text:p>
          <text:p text:style-name="P92"><text:a xlink:type="simple" xlink:href="#__RefHeading__34901_2017303931"><text:span text:style-name="T7">2.11 testcase/write<text:tab/>13</text:span></text:a></text:p>
          <text:p text:style-name="P92"><text:a xlink:type="simple" xlink:href="#__RefHeading__28249_2017303931"><text:span text:style-name="T7">2.12 testcycle/write<text:tab/>14</text:span></text:a></text:p>
          <text:p text:style-name="P92"><text:a xlink:type="simple" xlink:href="#__RefHeading__28251_2017303931"><text:span text:style-name="T7">2.13 testexecutiondetails/write<text:tab/>15</text:span></text:a></text:p>
          <text:p text:style-name="P92"><text:a xlink:type="simple" xlink:href="#__RefHeading__34695_2017303931"><text:span text:style-name="T7">2.14 testplan/write<text:tab/>16</text:span></text:a></text:p>
          <text:p text:style-name="P92"><text:a xlink:type="simple" xlink:href="#__RefHeading__28257_2017303931"><text:span text:style-name="T7">2.15 testplan/read<text:tab/>17</text:span></text:a></text:p>
          <text:p text:style-name="P92"><text:a xlink:type="simple" xlink:href="#__RefHeading__28253_2017303931"><text:span text:style-name="T7">2.16 testsuite/write<text:tab/>19</text:span></text:a></text:p>
          <text:p text:style-name="P92"><text:a xlink:type="simple" xlink:href="#__RefHeading__34697_2017303931"><text:span text:style-name="T7">2.17 topologyset/read<text:tab/>20</text:span></text:a></text:p>
          <text:p text:style-name="P92"><text:a xlink:type="simple" xlink:href="#__RefHeading__28265_2017303931"><text:span text:style-name="T7">2.18 variables/write<text:tab/>21</text:span></text:a></text:p>
        </text:index-body>
      </text:table-of-content>
      <text:p text:style-name="P97"/>
      <text:p text:style-name="P97"/>
      <text:p text:style-name="P11"/>
      <text:p text:style-name="P12"/>
      <text:p text:style-name="P10"/>
      <text:p text:style-name="P10"/>
      <text:p text:style-name="P10"/>
      <text:p text:style-name="P10"/>
      <text:p text:style-name="P10"/>
      <text:p text:style-name="P10"/>
      <text:h text:style-name="Heading_20_1" text:outline-level="1"><text:bookmark-start text:name="_Ref279537746"/><text:bookmark text:name="__RefHeading__603_1153994633"/>Introduction<text:bookmark-end text:name="_Ref279537746"/><text:bookmark-end text:name="__RefHeading__603_1153994633"/></text:h>
      <text:p text:style-name="Text_20_body"/>
      <text:p text:style-name="P53"><text:span text:style-name="Default_20_Paragraph_20_Font"><text:span text:style-name="T5">Davos is Web Service Interface to Zermatt Database. Davos exposes methods that can be used to stored test results in Zermatt Database.</text:span></text:span></text:p>
      <text:p text:style-name="P54"><text:span text:style-name="Default_20_Paragraph_20_Font"><text:span text:style-name="T5"/></text:span></text:p>
      <text:p text:style-name="Heading_20_2"><text:bookmark text:name="__RefHeading__28239_2017303931"/>1.1 Document Purpose<text:bookmark-end text:name="__RefHeading__28239_2017303931"/></text:p>
      <text:p text:style-name="Heading_20_2"/>
      <text:p text:style-name="P51">The User Manual explains you how to call and store the test execution results through Davos into Zermatt Database. The usage of Davos Web Service is illustrated in this edition.</text:p>
      <text:p text:style-name="P52"/>
      <text:p text:style-name="Heading_20_2"><text:bookmark text:name="__RefHeading__28241_2017303931"/>1.2 Intended Audience<text:bookmark-end text:name="__RefHeading__28241_2017303931"/></text:p>
      <text:p text:style-name="P88"/>
      <text:p text:style-name="P51">The user manual is intended for users who want store the results using Davos Web Service Interface. The methods with specific parameters will invoke the storing procedures of the Davos Web Service Interface. The user should have prerequisite basic knowledge of computer programming, Rest Client method calling.</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Heading_20_1" text:outline-level="1"><text:bookmark text:name="__RefHeading__28243_2017303931"/><text:span text:style-name="Default_20_Paragraph_20_Font"><text:span text:style-name="T8">Davos Interfaces</text:span></text:span><text:bookmark-end text:name="__RefHeading__28243_2017303931"/></text:h>
      <text:p text:style-name="Text_20_body"><text:span text:style-name="Default_20_Paragraph_20_Font"><text:span text:style-name="T8"/></text:span></text:p>
      <text:p text:style-name="P96"><text:bookmark text:name="__RefHeading__34835_2017303931"/>2.1 create/objects<text:bookmark-end text:name="__RefHeading__34835_2017303931"/></text:p>
      <text:p text:style-name="P34"/>
      <text:p text:style-name="P38">Creates different database objects in the order Release, Sprint, Test plan, only if not present. It takes a colon separated list of database objects in the order Product, Release, Sprint, Testplan.</text:p>
      <text:p text:style-name="P44">Note: Product must be present.</text:p>
      <text:list xml:id="list38144733" text:style-name="L1">
        <text:list-item>
          <text:p text:style-name="P101">Summary</text:p>
        </text:list-item>
      </text:list>
      <text:p text:style-name="P19"/>
      <text:p text:style-name="P57">URL:http://www.example.com//create/objects</text:p>
      <text:p text:style-name="P57">Formats: Xml</text:p>
      <text:p text:style-name="P57">Authentication: false</text:p>
      <text:p text:style-name="P62">HTTP Method(s): POST</text:p>
      <text:list xml:id="list38168904" text:continue-numbering="true" text:style-name="L1">
        <text:list-item>
          <text:p text:style-name="P101">Request</text:p>
        </text:list-item>
      </text:list>
      <text:p text:style-name="P19"/>
      <text:p text:style-name="P63">HTTP POST Request Example</text:p>
      <text:p text:style-name="P69">session_id=1234&amp;build_path=dummmy_product:dummy_release:dummy_sprint:dummy_testplan</text:p>
      <text:p text:style-name="P73"/>
      <text:list xml:id="list38157915"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plan&gt;</text:p>
      <text:p text:style-name="P69"><text:s text:c="2"/>&lt;id&gt;34&lt;/id&gt;</text:p>
      <text:p text:style-name="P69">&lt;/testplan&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39"><text:span text:style-name="Default_20_Paragraph_20_Font"><text:span text:style-name="T24"/></text:span></text:p>
      <text:p text:style-name="P45"><text:span text:style-name="Default_20_Paragraph_20_Font"><text:span text:style-name="T24"/></text:span></text:p>
      <text:p text:style-name="P45"><text:span text:style-name="Default_20_Paragraph_20_Font"><text:span text:style-name="T24"/></text:span></text:p>
      <text:p text:style-name="P45"><text:span text:style-name="Default_20_Paragraph_20_Font"><text:span text:style-name="T24"/></text:span></text:p>
      <text:p text:style-name="P45"><text:span text:style-name="Default_20_Paragraph_20_Font"><text:span text:style-name="T24"/></text:span></text:p>
      <text:p text:style-name="Heading_20_2"><text:bookmark text:name="__RefHeading__34847_2017303931"/><text:soft-page-break/>2.2 getZermattConfig/value<text:bookmark-end text:name="__RefHeading__34847_2017303931"/></text:p>
      <text:p text:style-name="P34"/>
      <text:p text:style-name="P36">Returns <text:s/>the configuration value of individual Zermatt config attribute</text:p>
      <text:p text:style-name="P19"/>
      <text:list xml:id="list38170781" text:style-name="L2">
        <text:list-item>
          <text:p text:style-name="P98">Summary</text:p>
        </text:list-item>
      </text:list>
      <text:p text:style-name="P19"/>
      <text:p text:style-name="P57">URL:http://www.example.com/getZermattConfig/value</text:p>
      <text:p text:style-name="P57">Format: XML</text:p>
      <text:p text:style-name="P57">Authentication: false</text:p>
      <text:p text:style-name="P57">HTTP Method(s): GET</text:p>
      <text:p text:style-name="P57"/>
      <text:list xml:id="list38173144" text:continue-numbering="true" text:style-name="L2">
        <text:list-item>
          <text:p text:style-name="P98">Request</text:p>
        </text:list-item>
      </text:list>
      <text:p text:style-name="P19"/>
      <text:p text:style-name="P63">HTTP POST Request Example</text:p>
      <text:p text:style-name="P63"/>
      <text:p text:style-name="P63"/>
      <text:p text:style-name="P65">name=Archivelocation&amp;session_id=1234</text:p>
      <text:p text:style-name="P63"/>
      <text:list xml:id="list38172409" text:continue-numbering="true" text:style-name="L2">
        <text:list-item>
          <text:p text:style-name="P98">Response</text:p>
        </text:list-item>
      </text:list>
      <text:p text:style-name="P19"/>
      <text:p text:style-name="P63">XML Example</text:p>
      <text:p text:style-name="P63"/>
      <text:p text:style-name="P69">&lt;?xml version="1.0" encoding="utf-8" ?&gt;</text:p>
      <text:p text:style-name="P69">&lt;zermattConfig&gt;</text:p>
      <text:p text:style-name="P71"><text:span text:style-name="T11"><text:s text:c="2"/>&lt;value&gt;</text:span><text:span text:style-name="T20">\\192.168.0.2\share</text:span> <text:span text:style-name="T11">&lt;/value&gt;</text:span></text:p>
      <text:p text:style-name="P69">&lt;/zermattConfig&gt;</text:p>
      <text:p text:style-name="P40"/>
      <text:p text:style-name="P33"><text:s text:c="5"/>OR</text:p>
      <text:p text:style-name="P33"/>
      <text:p text:style-name="P29"><text:s text:c="5"/>&lt;?xml version="1.0" encoding="utf-8" ?&gt;</text:p>
      <text:p text:style-name="P61">&lt;zermattConfig&gt;</text:p>
      <text:p text:style-name="P29"><text:s text:c="2"/><text:tab/>&lt;error&gt; message &lt;/error&gt;</text:p>
      <text:p text:style-name="P69">&lt;/zermattConfig&gt;</text:p>
      <text:p text:style-name="P40"/>
      <text:p text:style-name="P46"/>
      <text:p text:style-name="P46"/>
      <text:p text:style-name="P33"/>
      <text:p text:style-name="Heading_20_2"><text:bookmark text:name="__RefHeading__28263_2017303931"/><text:soft-page-break/>2.3 heartBeat<text:bookmark-end text:name="__RefHeading__28263_2017303931"/></text:p>
      <text:p text:style-name="P34"/>
      <text:p text:style-name="P37">Keeps the session alive.</text:p>
      <text:p text:style-name="P19"/>
      <text:list xml:id="list38167498" text:style-name="L3">
        <text:list-item>
          <text:p text:style-name="P102">Summary</text:p>
        </text:list-item>
      </text:list>
      <text:p text:style-name="P19"/>
      <text:p text:style-name="P58">URL:http://www.example.com/heartBeat</text:p>
      <text:p text:style-name="P58">Formats: Xml</text:p>
      <text:p text:style-name="P58">Authentication: false</text:p>
      <text:p text:style-name="P58">HTTP Method(s): GET</text:p>
      <text:p text:style-name="P57"/>
      <text:list xml:id="list38146508" text:continue-numbering="true" text:style-name="L3">
        <text:list-item>
          <text:p text:style-name="P102">Request</text:p>
        </text:list-item>
      </text:list>
      <text:p text:style-name="P19"/>
      <text:p text:style-name="P66">HTTP POST Request Example</text:p>
      <text:p text:style-name="P66"/>
      <text:p text:style-name="P66"/>
      <text:p text:style-name="P67">session_id=1234</text:p>
      <text:p text:style-name="P63"/>
      <text:list xml:id="list38168549" text:continue-numbering="true" text:style-name="L3">
        <text:list-item>
          <text:p text:style-name="P102">Response</text:p>
        </text:list-item>
      </text:list>
      <text:p text:style-name="P19"/>
      <text:p text:style-name="P63">XML Example</text:p>
      <text:p text:style-name="P63"/>
      <text:p text:style-name="P69">&lt;?xml version="1.0" encoding="utf-8" ?&gt;</text:p>
      <text:p text:style-name="P69">&lt;Session_Data&gt;</text:p>
      <text:p text:style-name="P69"><text:s text:c="2"/>&lt;id&gt;1234&lt;/id&gt;</text:p>
      <text:p text:style-name="P69">&lt;/Session_Data&gt;</text:p>
      <text:p text:style-name="P33"/>
      <text:p text:style-name="P33"><text:s text:c="5"/>OR</text:p>
      <text:p text:style-name="P33"/>
      <text:p text:style-name="P29"><text:s text:c="5"/>&lt;?xml version="1.0" encoding="utf-8" ?&gt;</text:p>
      <text:p text:style-name="P61">&lt;Session_Data&gt;</text:p>
      <text:p text:style-name="P29"><text:s text:c="2"/><text:tab/>&lt;error&gt; message &lt;/error&gt;</text:p>
      <text:p text:style-name="P69"><text:span text:style-name="Default_20_Paragraph_20_Font"><text:span text:style-name="T25">&lt;/Session_Data&gt;</text:span></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p text:style-name="Text_20_body"><text:span text:style-name="Default_20_Paragraph_20_Font"><text:span text:style-name="T8"/></text:span></text:p>
      <text:p text:style-name="Heading_20_2"><text:bookmark text:name="__RefHeading__34861_2017303931"/><text:soft-page-break/>2.4 performancemetric/initialize<text:bookmark-end text:name="__RefHeading__34861_2017303931"/></text:p>
      <text:p text:style-name="P76"/>
      <text:p text:style-name="P77">Stores performance metric data temporarily in data base with testexeutiondetail_id</text:p>
      <text:list xml:id="list38148702" text:continue-list="list38157915" text:style-name="L1">
        <text:list-item>
          <text:p text:style-name="P101">Summary</text:p>
        </text:list-item>
      </text:list>
      <text:p text:style-name="P75"/>
      <text:p text:style-name="P78"><text:span text:style-name="T13"><text:s/>URL:</text:span>http://www.example.com/performancemetric/initialize/{testexecutiondetails_id}</text:p>
      <text:p text:style-name="P75"><text:s/>Format: XML</text:p>
      <text:p text:style-name="P75"><text:s/>Authentication: false</text:p>
      <text:p text:style-name="P75"><text:s/>HTTP Method(s): POST</text:p>
      <text:p text:style-name="P75"/>
      <text:list xml:id="list38153056" text:continue-numbering="true" text:style-name="L1">
        <text:list-item>
          <text:p text:style-name="P101">URL Parameters</text:p>
        </text:list-item>
      </text:list>
      <text:p text:style-name="P19"/>
      <text:p text:style-name="P75">testexecutiondetails_id = testexecutiondetails_id of the test case</text:p>
      <text:p text:style-name="P75"/>
      <text:list xml:id="list38169356" text:continue-numbering="true" text:style-name="L1">
        <text:list-item>
          <text:p text:style-name="P101">Request</text:p>
        </text:list-item>
      </text:list>
      <text:p text:style-name="P19"/>
      <text:p text:style-name="P75">HTTP POST Request Example:</text:p>
      <text:p text:style-name="P75">cpu_stat=24&amp;io_stat=4567&amp;session_id=1234</text:p>
      <text:p text:style-name="P33"/>
      <text:p text:style-name="P33"/>
      <text:p text:style-name="P96"><text:bookmark text:name="__RefHeading__28269_2017303931"/>2.5 performancemetric/finalize<text:bookmark-end text:name="__RefHeading__28269_2017303931"/></text:p>
      <text:p text:style-name="Normal"><text:span text:style-name="Default_20_Paragraph_20_Font"><text:span text:style-name="T12"><text:tab/></text:span></text:span></text:p>
      <text:p text:style-name="P18">Calculate the quotient with the previous stored metric and store the results in the database testexeutiondetail_id</text:p>
      <text:list xml:id="list38162467" text:continue-numbering="true" text:style-name="L1">
        <text:list-item>
          <text:p text:style-name="P103">Summary</text:p>
        </text:list-item>
      </text:list>
      <text:p text:style-name="P19"/>
      <text:p text:style-name="P75">URL:http://www.example.com/performancemetric/finalize/{samplesize}</text:p>
      <text:p text:style-name="P91">Formats: Xml</text:p>
      <text:p text:style-name="P75">Authentication: false</text:p>
      <text:p text:style-name="P75">HTTP Method(s): POST</text:p>
      <text:p text:style-name="P79"/>
      <text:list xml:id="list38174717" text:continue-numbering="true" text:style-name="L1">
        <text:list-item>
          <text:p text:style-name="P103">URL Parameters</text:p>
        </text:list-item>
      </text:list>
      <text:p text:style-name="P20"/>
      <text:p text:style-name="P75">samplesize(by default it is 1)</text:p>
      <text:p text:style-name="P75">It is the value with which the difference will be divided</text:p>
      <text:p text:style-name="P75"/>
      <text:list xml:id="list38154444" text:continue-numbering="true" text:style-name="L1">
        <text:list-item>
          <text:p text:style-name="P103">Request</text:p>
        </text:list-item>
      </text:list>
      <text:p text:style-name="P19"/>
      <text:p text:style-name="P75">HTTP Request Example:</text:p>
      <text:p text:style-name="P31"><text:tab/>cpu_stat=26&amp;io_stat=5678&amp;session_id=1234</text:p>
      <text:p text:style-name="P96"><text:bookmark text:name="__RefHeading__34875_2017303931"/><text:soft-page-break/>2.6 release/write<text:bookmark-end text:name="__RefHeading__34875_2017303931"/></text:p>
      <text:p text:style-name="P34"/>
      <text:p text:style-name="P41">Creates release entry with the code_name under the product name specified. If a release already exists with the given name, then its id is returned. </text:p>
      <text:p text:style-name="P47"/>
      <text:p text:style-name="P41">By default the conceived date is today's date and released date is 1 year from the conceived date.</text:p>
      <text:p text:style-name="P47"/>
      <text:list xml:id="list38175801" text:continue-numbering="true" text:style-name="L1">
        <text:list-item>
          <text:p text:style-name="P101">Summary</text:p>
        </text:list-item>
      </text:list>
      <text:p text:style-name="P19"/>
      <text:p text:style-name="P55"><text:span text:style-name="T13">URL:</text:span>http://www.example.com/release/write</text:p>
      <text:p text:style-name="P57">Format: XML</text:p>
      <text:p text:style-name="P57">Authentication: false</text:p>
      <text:p text:style-name="P32"><text:s text:c="6"/><text:span text:style-name="T13">HTTP Method(s): POST</text:span></text:p>
      <text:list xml:id="list38151064" text:continue-numbering="true" text:style-name="L1">
        <text:list-item>
          <text:p text:style-name="P101">Request</text:p>
        </text:list-item>
      </text:list>
      <text:p text:style-name="P19"/>
      <text:p text:style-name="P63">HTTP POST Request Example</text:p>
      <text:p text:style-name="P69">session_id=1234&amp;<text:span text:style-name="T10">product_name=dummy_product</text:span>&amp;code_name=dummy_release</text:p>
      <text:p text:style-name="P73"/>
      <text:list xml:id="list38164224" text:continue-numbering="true" text:style-name="L1">
        <text:list-item>
          <text:p text:style-name="P101">Response</text:p>
        </text:list-item>
      </text:list>
      <text:p text:style-name="P19"/>
      <text:p text:style-name="P63">XML Example:</text:p>
      <text:p text:style-name="P69">&lt;?xml version="1.0" encoding="utf-8" ?&gt;</text:p>
      <text:p text:style-name="P69">&lt;release&gt;</text:p>
      <text:p text:style-name="P69"><text:s text:c="2"/>&lt;id&gt;34&lt;/id&gt;</text:p>
      <text:p text:style-name="P69">&lt;/release&gt;</text:p>
      <text:p text:style-name="P33"/>
      <text:p text:style-name="P33"><text:s text:c="5"/>OR</text:p>
      <text:p text:style-name="P29"><text:s text:c="5"/>&lt;?xml version="1.0" encoding="utf-8" ?&gt;</text:p>
      <text:p text:style-name="P61">&lt;davos&gt;</text:p>
      <text:p text:style-name="P29"><text:s text:c="2"/><text:tab/>&lt;error&gt; message &lt;/error&gt;</text:p>
      <text:p text:style-name="P69">&lt;/davos&gt;</text:p>
      <text:p text:style-name="P39"/>
      <text:p text:style-name="P33"/>
      <text:p text:style-name="P42"/>
      <text:p text:style-name="P42"/>
      <text:p text:style-name="P42"/>
      <text:p text:style-name="P42"/>
      <text:p text:style-name="P42"/>
      <text:p text:style-name="P42"/>
      <text:p text:style-name="P42"/>
      <text:p text:style-name="Heading_20_2"><text:bookmark text:name="__RefHeading__34903_2017303931"/><text:soft-page-break/>2.7 role/read<text:bookmark-end text:name="__RefHeading__34903_2017303931"/></text:p>
      <text:p text:style-name="P34"/>
      <text:p text:style-name="P36">Returns <text:s/>the role id for a given role name</text:p>
      <text:p text:style-name="P19"/>
      <text:list xml:id="list38153460" text:continue-numbering="true" text:style-name="L1">
        <text:list-item>
          <text:p text:style-name="P101">Summary</text:p>
        </text:list-item>
      </text:list>
      <text:p text:style-name="P19"/>
      <text:p text:style-name="P57">URL:http://www.example.com/role/read</text:p>
      <text:p text:style-name="P57">Format: XML</text:p>
      <text:p text:style-name="P57">Authentication: false</text:p>
      <text:p text:style-name="P57">HTTP Method(s): GET</text:p>
      <text:p text:style-name="P57"/>
      <text:list xml:id="list38153352" text:continue-numbering="true" text:style-name="L1">
        <text:list-item>
          <text:p text:style-name="P101">Request</text:p>
        </text:list-item>
      </text:list>
      <text:p text:style-name="P19"/>
      <text:p text:style-name="P63">HTTP POST Request Example:</text:p>
      <text:p text:style-name="P64">role_name=some_role&amp;session_id=1234</text:p>
      <text:p text:style-name="P63"/>
      <text:list xml:id="list38171574"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role&gt;</text:p>
      <text:p text:style-name="P69"><text:s text:c="2"/>&lt;id&gt;1234&lt;/id&gt;</text:p>
      <text:p text:style-name="P69">&lt;/role&gt;</text:p>
      <text:p text:style-name="P33"/>
      <text:p text:style-name="P33"><text:s text:c="5"/>OR</text:p>
      <text:p text:style-name="P33"/>
      <text:p text:style-name="P29"><text:s text:c="5"/>&lt;?xml version="1.0" encoding="utf-8" ?&gt;</text:p>
      <text:p text:style-name="P61">&lt;role&gt;</text:p>
      <text:p text:style-name="P29"><text:s text:c="2"/><text:tab/>&lt;error&gt; message &lt;/error&gt;</text:p>
      <text:p text:style-name="P69">&lt;/role&gt;</text:p>
      <text:p text:style-name="P33"/>
      <text:p text:style-name="P42"/>
      <text:p text:style-name="P42"/>
      <text:p text:style-name="P42"/>
      <text:p text:style-name="P42"/>
      <text:p text:style-name="P42"/>
      <text:p text:style-name="P42"/>
      <text:p text:style-name="P96"><text:bookmark text:name="__RefHeading__34691_2017303931"/><text:soft-page-break/>2.8 sprint/write<text:bookmark-end text:name="__RefHeading__34691_2017303931"/></text:p>
      <text:p text:style-name="P34"/>
      <text:p text:style-name="Normal">Creates sprint entry with the sprint_name under the product name and release code name specified. If sprint already exists with the given name, then returns its id. </text:p>
      <text:p text:style-name="Normal">By default the start date is today's date and end date is 1 week from the started date.</text:p>
      <text:list xml:id="list38153696" text:continue-numbering="true" text:style-name="L1">
        <text:list-item>
          <text:p text:style-name="P101">Summary</text:p>
        </text:list-item>
      </text:list>
      <text:p text:style-name="P19"/>
      <text:p text:style-name="P57">URL:http://www.example.com/sprint/write</text:p>
      <text:p text:style-name="P57">Format: XML</text:p>
      <text:p text:style-name="P57">Authentication: false</text:p>
      <text:p text:style-name="Normal"><text:s text:c="6"/>HTTP Method(s): POST</text:p>
      <text:list xml:id="list38169596" text:continue-numbering="true" text:style-name="L1">
        <text:list-item>
          <text:p text:style-name="P101">Request</text:p>
        </text:list-item>
      </text:list>
      <text:p text:style-name="P19"/>
      <text:p text:style-name="P63">HTTP POST Request Example</text:p>
      <text:p text:style-name="P69">session_id=1234&amp;<text:span text:style-name="T10">product_name=dummy_product</text:span>&amp;code_name=dummy_release&amp;sprint_name=dummy_sprint</text:p>
      <text:p text:style-name="P73"/>
      <text:list xml:id="list38164692"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sprint&gt;</text:p>
      <text:p text:style-name="P69"><text:s text:c="2"/>&lt;id&gt;34&lt;/id&gt;</text:p>
      <text:p text:style-name="P69">&lt;/sprint&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73"/>
      <text:p text:style-name="P95"/>
      <text:p text:style-name="P79"><text:span text:style-name="Default_20_Paragraph_20_Font"><text:span text:style-name="T8"/></text:span></text:p>
      <text:p text:style-name="P79"><text:span text:style-name="Default_20_Paragraph_20_Font"><text:span text:style-name="T8"/></text:span></text:p>
      <text:p text:style-name="P79"><text:span text:style-name="Default_20_Paragraph_20_Font"><text:span text:style-name="T8"/></text:span></text:p>
      <text:p text:style-name="P79"><text:span text:style-name="Default_20_Paragraph_20_Font"><text:span text:style-name="T8"/></text:span></text:p>
      <text:p text:style-name="P79"><text:span text:style-name="Default_20_Paragraph_20_Font"><text:span text:style-name="T8"/></text:span></text:p>
      <text:p text:style-name="Text_20_body"><text:span text:style-name="Default_20_Paragraph_20_Font"><text:span text:style-name="T8"/></text:span></text:p>
      <text:p text:style-name="Heading_20_2"><text:bookmark text:name="__RefHeading__28245_2017303931"/><text:soft-page-break/><text:span text:style-name="Default_20_Paragraph_20_Font"><text:span text:style-name="T4">2.9 session/create</text:span></text:span><text:bookmark-end text:name="__RefHeading__28245_2017303931"/></text:p>
      <text:p text:style-name="Text_20_body"><text:span text:style-name="Default_20_Paragraph_20_Font"><text:span text:style-name="T3"/></text:span></text:p>
      <text:p text:style-name="P21">Creates a session and returns an id to be used by the client for making other requests</text:p>
      <text:p text:style-name="P22"/>
      <text:p text:style-name="List_20_Paragraph"><text:span text:style-name="Default_20_Paragraph_20_Font"><text:span text:style-name="T16">Summary</text:span></text:span></text:p>
      <text:p text:style-name="P23"/>
      <text:p text:style-name="P59">URL: http://www.example.com/session/create</text:p>
      <text:p text:style-name="P59">Format: XML</text:p>
      <text:p text:style-name="P59">Authentication: true</text:p>
      <text:p text:style-name="P59">HTTP Method(s): POST</text:p>
      <text:p text:style-name="P56"/>
      <text:list xml:id="list38162302" text:style-name="L4">
        <text:list-item>
          <text:p text:style-name="P99"><text:span text:style-name="T19">URL Parameters</text:span><text:span text:style-name="T18"> <text:s/></text:span>: <text:s text:c="4"/>none</text:p>
        </text:list-item>
      </text:list>
      <text:p text:style-name="P23"/>
      <text:list xml:id="list38147574" text:continue-list="list38164692" text:style-name="L1">
        <text:list-item>
          <text:p text:style-name="P101">Request</text:p>
        </text:list-item>
      </text:list>
      <text:p text:style-name="P23"/>
      <text:p text:style-name="P58">HTTP POST Request Example</text:p>
      <text:p text:style-name="P23"/>
      <text:p text:style-name="P66">user=username&amp;password=password</text:p>
      <text:p text:style-name="P23"/>
      <text:list xml:id="list38152199" text:continue-numbering="true" text:style-name="L1">
        <text:list-item>
          <text:p text:style-name="P101">Response</text:p>
        </text:list-item>
      </text:list>
      <text:p text:style-name="P89"/>
      <text:p text:style-name="P58">XML Example</text:p>
      <text:p text:style-name="P60">&lt;?xml version="1.0" encoding="utf-8" ?&gt;</text:p>
      <text:p text:style-name="P60">&lt;session&gt;</text:p>
      <text:p text:style-name="P60"><text:tab/>&lt;id&gt;1234&lt;/id&gt;</text:p>
      <text:p text:style-name="P28"><text:s text:c="4"/>&lt;/session&gt;</text:p>
      <text:p text:style-name="P86"/>
      <text:p text:style-name="P23"><text:s text:c="5"/>OR</text:p>
      <text:p text:style-name="P83"/>
      <text:p text:style-name="P28"><text:s text:c="5"/>&lt;?xml version="1.0" encoding="utf-8" ?&gt;</text:p>
      <text:p text:style-name="P60">&lt;<text:span text:style-name="T11">davos</text:span>&gt;</text:p>
      <text:p text:style-name="P28"><text:s text:c="2"/><text:tab/>&lt;error&gt; message &lt;/error&gt;</text:p>
      <text:p text:style-name="P14"><text:span text:style-name="Default_20_Paragraph_20_Font"><text:span text:style-name="T21"><text:s text:c="5"/></text:span></text:span><text:span text:style-name="Default_20_Paragraph_20_Font"><text:span text:style-name="T22">&lt;/</text:span></text:span><text:span text:style-name="Default_20_Paragraph_20_Font"><text:span text:style-name="T23">davos</text:span></text:span><text:span text:style-name="Default_20_Paragraph_20_Font"><text:span text:style-name="T22">&gt;</text:span></text:span></text:p>
      <text:p text:style-name="P82"><text:span text:style-name="Default_20_Paragraph_20_Font"><text:span text:style-name="T17"/></text:span></text:p>
      <text:p text:style-name="P82"><text:span text:style-name="Default_20_Paragraph_20_Font"><text:span text:style-name="T17"/></text:span></text:p>
      <text:p text:style-name="P82"><text:span text:style-name="Default_20_Paragraph_20_Font"><text:span text:style-name="T17"/></text:span></text:p>
      <text:p text:style-name="P82"><text:span text:style-name="Default_20_Paragraph_20_Font"><text:span text:style-name="T17"/></text:span></text:p>
      <text:p text:style-name="Heading_20_2"><text:bookmark text:name="__RefHeading__28247_2017303931"/><text:soft-page-break/><text:span text:style-name="Default_20_Paragraph_20_Font"><text:span text:style-name="T4">2.10 session/destroy</text:span></text:span><text:bookmark-end text:name="__RefHeading__28247_2017303931"/></text:p>
      <text:p text:style-name="P15"/>
      <text:p text:style-name="P27">Destroys a session and and removes all session related data from the server</text:p>
      <text:p text:style-name="P16"/>
      <text:list xml:id="list38164530" text:continue-numbering="true" text:style-name="L1">
        <text:list-item>
          <text:p text:style-name="P104"><text:span text:style-name="Default_20_Paragraph_20_Font"><text:span text:style-name="T16">Summary</text:span></text:span></text:p>
        </text:list-item>
      </text:list>
      <text:p text:style-name="P23"/>
      <text:p text:style-name="P59">URL:http://www.example.com/session/destroy</text:p>
      <text:p text:style-name="P59">Format: XML</text:p>
      <text:p text:style-name="P59">Authentication: true</text:p>
      <text:p text:style-name="P59">HTTP Method(s): POST</text:p>
      <text:p text:style-name="P58"/>
      <text:list xml:id="list38167957" text:style-name="L5">
        <text:list-item>
          <text:p text:style-name="P100"><text:span text:style-name="T19">URL Parameters</text:span><text:span text:style-name="T18"> <text:s text:c="3"/></text:span>: <text:s text:c="2"/>none</text:p>
        </text:list-item>
      </text:list>
      <text:p text:style-name="P23"/>
      <text:list xml:id="list38145165" text:continue-list="list38164530" text:style-name="L1">
        <text:list-item>
          <text:p text:style-name="P101">Request</text:p>
        </text:list-item>
      </text:list>
      <text:p text:style-name="P23"/>
      <text:p text:style-name="P58">HTTP POST Request Example</text:p>
      <text:p text:style-name="P23"/>
      <text:p text:style-name="P66">session_id=1234</text:p>
      <text:p text:style-name="P87"/>
      <text:p text:style-name="P96"><text:bookmark text:name="__RefHeading__34901_2017303931"/>2.11 testcase/write<text:bookmark-end text:name="__RefHeading__34901_2017303931"/></text:p>
      <text:p text:style-name="P34"/>
      <text:p text:style-name="P36">Creates or updates a test case entry with the testsuite_id</text:p>
      <text:p text:style-name="P19"/>
      <text:list xml:id="list38172964" text:continue-numbering="true" text:style-name="L1">
        <text:list-item>
          <text:p text:style-name="P101">Summary</text:p>
        </text:list-item>
      </text:list>
      <text:p text:style-name="P25"/>
      <text:p text:style-name="P57">URL:http://www.example.com/testcase/write</text:p>
      <text:p text:style-name="P57">Format: XML</text:p>
      <text:p text:style-name="P57">Authentication: false</text:p>
      <text:p text:style-name="P57">HTTP Method(s): POST</text:p>
      <text:p text:style-name="P63"/>
      <text:list xml:id="list38161882" text:continue-numbering="true" text:style-name="L1">
        <text:list-item>
          <text:p text:style-name="P101">Request</text:p>
        </text:list-item>
      </text:list>
      <text:p text:style-name="P19"/>
      <text:p text:style-name="P63">HTTP POST Request Example</text:p>
      <text:p text:style-name="P63"/>
      <text:p text:style-name="P63"><text:span text:style-name="T10">testsuite</text:span>_id=78&amp;testcase_identifier=TCS123&amp;description=brief desc of the test case &amp;test_steps=test steps&amp; verify_steps=verify steps&amp;session_id=1234</text:p>
      <text:p text:style-name="P72"/>
      <text:p text:style-name="P72"/>
      <text:p text:style-name="P72"><text:soft-page-break/></text:p>
      <text:list xml:id="list38148603"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case&gt;</text:p>
      <text:p text:style-name="P69"><text:s text:c="2"/>&lt;id&gt;1234&lt;/id&gt;</text:p>
      <text:p text:style-name="P69">&lt;/testcase&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43"/>
      <text:p text:style-name="P14"><text:span text:style-name="Default_20_Paragraph_20_Font"><text:span text:style-name="T9"/></text:span></text:p>
      <text:p text:style-name="Heading_20_2"><text:bookmark text:name="__RefHeading__28249_2017303931"/><text:span text:style-name="Default_20_Paragraph_20_Font"><text:span text:style-name="T4">2.12 testcycle/write</text:span></text:span><text:bookmark-end text:name="__RefHeading__28249_2017303931"/></text:p>
      <text:p text:style-name="P15"/>
      <text:p text:style-name="P21">Creates or updates a testcycle with the testplan_id </text:p>
      <text:p text:style-name="P22"/>
      <text:list xml:id="list38160842" text:continue-numbering="true" text:style-name="L1">
        <text:list-item>
          <text:p text:style-name="P104"><text:span text:style-name="Default_20_Paragraph_20_Font"><text:span text:style-name="T16">Summary</text:span></text:span></text:p>
        </text:list-item>
      </text:list>
      <text:p text:style-name="P23"/>
      <text:p text:style-name="P59">URL:http://www.example.com/testcycle/write</text:p>
      <text:p text:style-name="P59">Format: XML</text:p>
      <text:p text:style-name="P59">Authentication: false</text:p>
      <text:p text:style-name="P59">HTTP Method(s): POST</text:p>
      <text:p text:style-name="P23"/>
      <text:list xml:id="list38167805" text:continue-numbering="true" text:style-name="L1">
        <text:list-item>
          <text:p text:style-name="P101">Request</text:p>
        </text:list-item>
      </text:list>
      <text:p text:style-name="P23"/>
      <text:p text:style-name="P58">HTTP POST Request Example</text:p>
      <text:p text:style-name="P26"/>
      <text:p text:style-name="Normal"><text:span text:style-name="T15">testplan_id=32</text:span><text:span text:style-name="T14">&amp;initialization_time=100&amp;execution_time=200&amp;testcycle_description=DESC_008&amp;session_id=1234</text:span></text:p>
      <text:p text:style-name="P27"/>
      <text:p text:style-name="P81"/>
      <text:p text:style-name="P81"/>
      <text:list xml:id="list38149622" text:continue-numbering="true" text:style-name="L1">
        <text:list-item>
          <text:p text:style-name="P105"><text:soft-page-break/>Response</text:p>
        </text:list-item>
      </text:list>
      <text:p text:style-name="P90"/>
      <text:p text:style-name="P27">XML Example</text:p>
      <text:p text:style-name="P27"/>
      <text:p text:style-name="P30">&lt;?xml version="1.0" encoding="utf-8" ?&gt;</text:p>
      <text:p text:style-name="P30">&lt;testcycle&gt;</text:p>
      <text:p text:style-name="P30"><text:s text:c="2"/><text:tab/>&lt;id&gt;1234&lt;/id&gt;</text:p>
      <text:p text:style-name="P30"><text:s text:c="4"/>&lt;/testcycle&gt;</text:p>
      <text:p text:style-name="P27"/>
      <text:p text:style-name="P27"><text:s text:c="5"/>OR</text:p>
      <text:p text:style-name="P27"/>
      <text:p text:style-name="P30">&lt;?xml version="1.0" encoding="utf-8" ?&gt;</text:p>
      <text:p text:style-name="P30"><text:s text:c="3"/>&lt;<text:span text:style-name="T13">davos</text:span>&gt;</text:p>
      <text:p text:style-name="P30"><text:s/><text:tab/>&lt;error&gt; message &lt;/error&gt;</text:p>
      <text:p text:style-name="P30"><text:s text:c="5"/>&lt;/<text:span text:style-name="T13">davos</text:span>&gt;</text:p>
      <text:p text:style-name="P85"/>
      <text:p text:style-name="Heading_20_2"><text:bookmark text:name="__RefHeading__28251_2017303931"/>2.13 testexecutiondetails/write<text:bookmark-end text:name="__RefHeading__28251_2017303931"/></text:p>
      <text:p text:style-name="P14"/>
      <text:p text:style-name="P18">Creates or Updates a test execution details entry with the testcycle_id and topologyset_id</text:p>
      <text:p text:style-name="P84"/>
      <text:list xml:id="list38171659" text:continue-numbering="true" text:style-name="L1">
        <text:list-item>
          <text:p text:style-name="P101">Summary</text:p>
        </text:list-item>
      </text:list>
      <text:p text:style-name="P19"/>
      <text:p text:style-name="P57">URL:http://www.example.com/testexecutiondetails/write</text:p>
      <text:p text:style-name="P57">Format: XML</text:p>
      <text:p text:style-name="P57">Authentication: false</text:p>
      <text:p text:style-name="P57">HTTP Method(s): POST</text:p>
      <text:p text:style-name="P57"/>
      <text:p text:style-name="P63"/>
      <text:list xml:id="list38161601" text:continue-numbering="true" text:style-name="L1">
        <text:list-item>
          <text:p text:style-name="P101">Request</text:p>
        </text:list-item>
      </text:list>
      <text:p text:style-name="P19"/>
      <text:p text:style-name="P63">HTTP POST Request Example</text:p>
      <text:p text:style-name="P63"/>
      <text:p text:style-name="P63">testcycle_id=43&amp;topologyset_id=9&amp;role_name=zermatt-server&amp;testcase_identifier=TCS&amp;test_engineer=Automation&amp;status=Pass&amp;comments=Nothing&amp;build_number=B001&amp;testexecution_time=100&amp;performanceexecutiondetail_id=1&amp;testsuite_name=WORKSts&amp;session_id=1234</text:p>
      <text:p text:style-name="P72"/>
      <text:p text:style-name="P72"/>
      <text:p text:style-name="P63"/>
      <text:list xml:id="list38164478" text:continue-numbering="true" text:style-name="L1">
        <text:list-item>
          <text:p text:style-name="P101"><text:soft-page-break/>Response</text:p>
        </text:list-item>
      </text:list>
      <text:p text:style-name="P19"/>
      <text:p text:style-name="P63">XML Example</text:p>
      <text:p text:style-name="P63"/>
      <text:p text:style-name="P70">&lt;?xml version="1.0" encoding="utf-8" ?&gt;</text:p>
      <text:p text:style-name="P70">&lt;testexecutiondetails&gt;</text:p>
      <text:p text:style-name="P70"><text:s text:c="2"/>&lt;id&gt;1234&lt;/id&gt;</text:p>
      <text:p text:style-name="P70">&lt;/testexecutiondetails&gt;</text:p>
      <text:p text:style-name="P70"/>
      <text:p text:style-name="P80"><text:s text:c="6"/>OR</text:p>
      <text:p text:style-name="P80"/>
      <text:p text:style-name="P29"><text:s text:c="5"/>&lt;?xml version="1.0" encoding="utf-8" ?&gt;</text:p>
      <text:p text:style-name="P61">&lt;davos&gt;</text:p>
      <text:p text:style-name="P29"><text:s text:c="2"/><text:tab/>&lt;error&gt; message &lt;/error&gt;</text:p>
      <text:p text:style-name="P69">&lt;/davos&gt;</text:p>
      <text:p text:style-name="P68"/>
      <text:p text:style-name="P94"/>
      <text:p text:style-name="P96"><text:bookmark text:name="__RefHeading__34695_2017303931"/>2.14 testplan/write<text:bookmark-end text:name="__RefHeading__34695_2017303931"/></text:p>
      <text:p text:style-name="P34"/>
      <text:p text:style-name="Normal">Creates testplan entry with the testplan_name under the product name, code name and sprint name <text:s/>specified. If test plan already exists with the given name, then returns its id. </text:p>
      <text:list xml:id="list38159290" text:continue-numbering="true" text:style-name="L1">
        <text:list-item>
          <text:p text:style-name="P101">Summary</text:p>
        </text:list-item>
      </text:list>
      <text:p text:style-name="P19"/>
      <text:p text:style-name="P57">URL:http://www.example.com/testplan/write</text:p>
      <text:p text:style-name="P57">Format: XML</text:p>
      <text:p text:style-name="P57">Authentication: false</text:p>
      <text:p text:style-name="Normal"><text:s text:c="7"/>HTTP Method(s): POST</text:p>
      <text:p text:style-name="Body_20_Text"/>
      <text:list xml:id="list38154207" text:continue-numbering="true" text:style-name="L1">
        <text:list-item>
          <text:p text:style-name="P101">Request</text:p>
        </text:list-item>
      </text:list>
      <text:p text:style-name="P19"/>
      <text:p text:style-name="P63">HTTP POST Request Example</text:p>
      <text:p text:style-name="Normal">session_id=1234&amp;product_name=dummy_product&amp;code_name=dummy_release&amp;sprint_name=dummy_sprint&amp;testplan_name=dummy_testplan</text:p>
      <text:p text:style-name="Body_20_Text"/>
      <text:p text:style-name="Body_20_Text"/>
      <text:p text:style-name="Body_20_Text"/>
      <text:p text:style-name="Body_20_Text"/>
      <text:p text:style-name="Body_20_Text"/>
      <text:p text:style-name="Body_20_Text"/>
      <text:p text:style-name="Body_20_Text"/>
      <text:p text:style-name="P73"><text:soft-page-break/></text:p>
      <text:list xml:id="list38147672"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plan&gt;</text:p>
      <text:p text:style-name="P69"><text:s text:c="2"/>&lt;id&gt;34&lt;/id&gt;</text:p>
      <text:p text:style-name="P69">&lt;/testplan&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39"/>
      <text:p text:style-name="P45"/>
      <text:p text:style-name="P45"/>
      <text:p text:style-name="P45"/>
      <text:p text:style-name="P45"/>
      <text:p text:style-name="P45"/>
      <text:p text:style-name="P96"><text:bookmark text:name="__RefHeading__28257_2017303931"/>2.15 testplan/read<text:bookmark-end text:name="__RefHeading__28257_2017303931"/></text:p>
      <text:p text:style-name="P34"/>
      <text:p text:style-name="P36">Returns the test plan attributes for a given test plan id</text:p>
      <text:p text:style-name="P19"/>
      <text:list xml:id="list38172531" text:continue-numbering="true" text:style-name="L1">
        <text:list-item>
          <text:p text:style-name="P101">Summary</text:p>
        </text:list-item>
      </text:list>
      <text:p text:style-name="P19"/>
      <text:p text:style-name="P57">URL:http://www.example.com/testpaln/read</text:p>
      <text:p text:style-name="P57">Format: XML</text:p>
      <text:p text:style-name="P57">Authentication: false</text:p>
      <text:p text:style-name="P57">HTTP Method(s): POST</text:p>
      <text:p text:style-name="P57"/>
      <text:p text:style-name="P48"/>
      <text:list xml:id="list38147846" text:continue-numbering="true" text:style-name="L1">
        <text:list-item>
          <text:p text:style-name="P101">Request</text:p>
        </text:list-item>
      </text:list>
      <text:p text:style-name="P19"/>
      <text:p text:style-name="P63">HTTP POST Request Example</text:p>
      <text:p text:style-name="P63"><text:span text:style-name="T10">testplan</text:span>_id=78&amp;session_id=1234</text:p>
      <text:p text:style-name="P72"/>
      <text:p text:style-name="P72"><text:soft-page-break/></text:p>
      <text:list xml:id="list38153820"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plan&gt;&lt;testplan_id&gt;61&lt;/testplan_id&gt;</text:p>
      <text:p text:style-name="P69">&lt;testsuitelist_id&gt;61&lt;/testsuitelist_id&gt;</text:p>
      <text:p text:style-name="P69">&lt;code_name&gt;Greenage&lt;/code_name&gt;</text:p>
      <text:p text:style-name="P69">&lt;creation_date&gt;2011-04-13T14:23:54+05:30&lt;/creation_date&gt;</text:p>
      <text:p text:style-name="P69">&lt;modification_date&gt;2011-07-06T00:00:00+05:30&lt;/modification_date&gt;</text:p>
      <text:p text:style-name="P69">&lt;created_by&gt;SankhaSil&lt;/created_by&gt;</text:p>
      <text:p text:style-name="P69">&lt;modified_by&gt; PatAdmin &lt;/modified_by&gt;</text:p>
      <text:p text:style-name="P69">&lt;status&gt;Tests in progress&lt;/status&gt;</text:p>
      <text:p text:style-name="P69">&lt;product_id&gt;36&lt;/product_id&gt;</text:p>
      <text:p text:style-name="P69">&lt;comment&gt;some comment&lt;/comment&gt;</text:p>
      <text:p text:style-name="P69">&lt;topologysetlist_id&gt;61&lt;/topologysetlist_id&gt;</text:p>
      <text:p text:style-name="P69">&lt;projectphase_id&gt;40&lt;/projectphase_id&gt;</text:p>
      <text:p text:style-name="P69">&lt;acceptancecriteria&gt;criteria&lt;/acceptancecriteria&gt;</text:p>
      <text:p text:style-name="P69">&lt;milestones&gt;milestones criteria&lt;/milestones&gt;</text:p>
      <text:p text:style-name="P69">&lt;schedules&gt;schedules criteria&lt;/schedules&gt;</text:p>
      <text:p text:style-name="P69">&lt;/testplan&gt;</text:p>
      <text:p text:style-name="P63"/>
      <text:p text:style-name="P33"><text:s text:c="5"/>OR</text:p>
      <text:p text:style-name="P33"/>
      <text:p text:style-name="P29"><text:s text:c="5"/>&lt;?xml version="1.0" encoding="utf-8" ?&gt;</text:p>
      <text:p text:style-name="P61">&lt;testcase&gt;</text:p>
      <text:p text:style-name="P29"><text:s text:c="2"/><text:tab/>&lt;error&gt; message &lt;/error&gt;</text:p>
      <text:p text:style-name="P69">&lt;/testcase&gt;</text:p>
      <text:p text:style-name="P33"/>
      <text:p text:style-name="P42"/>
      <text:p text:style-name="P42"/>
      <text:p text:style-name="P42"/>
      <text:p text:style-name="P42"/>
      <text:p text:style-name="P42"/>
      <text:p text:style-name="P42"/>
      <text:p text:style-name="P42"/>
      <text:p text:style-name="P42"/>
      <text:p text:style-name="P17"/>
      <text:p text:style-name="Heading_20_2"><text:bookmark text:name="__RefHeading__28253_2017303931"/><text:soft-page-break/>2.16 testsuite/write<text:bookmark-end text:name="__RefHeading__28253_2017303931"/></text:p>
      <text:p text:style-name="P34"/>
      <text:p text:style-name="P36">Creates or updates a test suite entry with the product_name</text:p>
      <text:p text:style-name="P19"/>
      <text:list xml:id="list38177306" text:continue-numbering="true" text:style-name="L1">
        <text:list-item>
          <text:p text:style-name="P101">Summary</text:p>
        </text:list-item>
      </text:list>
      <text:p text:style-name="P19"/>
      <text:p text:style-name="P57">URL:http://www.example.com/testsuite/write</text:p>
      <text:p text:style-name="P57">Format: XML</text:p>
      <text:p text:style-name="P57">Authentication: false</text:p>
      <text:p text:style-name="P57">HTTP Method(s): POST</text:p>
      <text:p text:style-name="P57"/>
      <text:p text:style-name="P63"/>
      <text:list xml:id="list38159829" text:continue-numbering="true" text:style-name="L1">
        <text:list-item>
          <text:p text:style-name="P101">Request</text:p>
        </text:list-item>
      </text:list>
      <text:p text:style-name="P25"/>
      <text:p text:style-name="P63">HTTP POST Request Example</text:p>
      <text:p text:style-name="P72"/>
      <text:p text:style-name="P63">product_name=ABC&amp;role_name=DavosClient&amp;testsuite_name=WorkFlowSuite&amp;comment=desciption_of_the_testsuite&amp;created_by=Username&amp;modified_by=username&amp;status=Planned&amp;elapsedtime_min=100&amp;elapsedtime_max=100&amp;testsuitefilepath=path to testsuite&amp;initialization_time=100&amp;execution_time=100&amp;session_id=1234</text:p>
      <text:p text:style-name="P63"/>
      <text:p text:style-name="P72"/>
      <text:list xml:id="list38160706"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suite&gt;</text:p>
      <text:p text:style-name="P69"><text:s text:c="2"/>&lt;id&gt;34&lt;/id&gt;</text:p>
      <text:p text:style-name="P69">&lt;/testsuite&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40"/>
      <text:p text:style-name="P46"/>
      <text:p text:style-name="P46"/>
      <text:p text:style-name="P46"><text:soft-page-break/></text:p>
      <text:p text:style-name="Heading_20_2"><text:bookmark text:name="__RefHeading__34697_2017303931"/>2.17 topologyset/read<text:bookmark-end text:name="__RefHeading__34697_2017303931"/></text:p>
      <text:p text:style-name="P34"/>
      <text:p text:style-name="P36">Returns <text:s/>the topologyset id for a given role name</text:p>
      <text:p text:style-name="P19"/>
      <text:list xml:id="list38170848" text:continue-numbering="true" text:style-name="L1">
        <text:list-item>
          <text:p text:style-name="P101">Summary</text:p>
        </text:list-item>
      </text:list>
      <text:p text:style-name="P19"/>
      <text:p text:style-name="P57">URL:http://www.example.com/topologyset/read</text:p>
      <text:p text:style-name="P57">Format: XML</text:p>
      <text:p text:style-name="P57">Authentication: false</text:p>
      <text:p text:style-name="P57">HTTP Method(s): Post</text:p>
      <text:p text:style-name="P57"/>
      <text:list xml:id="list38150993" text:continue-numbering="true" text:style-name="L1">
        <text:list-item>
          <text:p text:style-name="P101">Request</text:p>
        </text:list-item>
      </text:list>
      <text:p text:style-name="P19"/>
      <text:p text:style-name="P63">HTTP POST Request Example</text:p>
      <text:p text:style-name="P63"/>
      <text:p text:style-name="P63"/>
      <text:p text:style-name="P64">topologyset_description=some_topologyset&amp;session_id=1234</text:p>
      <text:p text:style-name="P63"/>
      <text:list xml:id="list38146904"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xt:span text:style-name="T10">topologyset</text:span>&gt;</text:p>
      <text:p text:style-name="P69"><text:s text:c="2"/>&lt;id&gt;1234&lt;/id&gt;</text:p>
      <text:p text:style-name="P69">&lt;/<text:span text:style-name="T10">topologyset</text:span>&gt;</text:p>
      <text:p text:style-name="P33"/>
      <text:p text:style-name="P33"><text:s text:c="5"/>OR</text:p>
      <text:p text:style-name="P33"/>
      <text:p text:style-name="P29"><text:s text:c="5"/>&lt;?xml version="1.0" encoding="utf-8" ?&gt;</text:p>
      <text:p text:style-name="P61">&lt;davos&gt;</text:p>
      <text:p text:style-name="P29"><text:s text:c="2"/><text:tab/>&lt;error&gt; message &lt;/error&gt;</text:p>
      <text:p text:style-name="P69">&lt;/davos&gt;</text:p>
      <text:p text:style-name="P33"/>
      <text:p text:style-name="P42"/>
      <text:p text:style-name="P42"/>
      <text:p text:style-name="P42"/>
      <text:p text:style-name="Heading_20_2"><text:bookmark text:name="__RefHeading__28261_2017303931"/><text:bookmark-end text:name="__RefHeading__28261_2017303931"/><text:soft-page-break/></text:p>
      <text:p text:style-name="Heading_20_2"><text:bookmark text:name="__RefHeading__28265_2017303931"/>2.18 variables/write<text:bookmark-end text:name="__RefHeading__28265_2017303931"/></text:p>
      <text:p text:style-name="P20"/>
      <text:p text:style-name="P18">Creates variable for a testcase with the testcase identifier, variable name and variable value</text:p>
      <text:p text:style-name="P19"/>
      <text:list xml:id="list38167461" text:continue-numbering="true" text:style-name="L1">
        <text:list-item>
          <text:p text:style-name="P101">Summary</text:p>
        </text:list-item>
      </text:list>
      <text:p text:style-name="P19"/>
      <text:p text:style-name="P57">URL:http://www.example.com/variables/write</text:p>
      <text:p text:style-name="P57">Format: XML</text:p>
      <text:p text:style-name="P57">Authentication: false</text:p>
      <text:p text:style-name="P57">HTTP Method(s): POST</text:p>
      <text:p text:style-name="P57"/>
      <text:p text:style-name="P63"/>
      <text:list xml:id="list38153823" text:continue-numbering="true" text:style-name="L1">
        <text:list-item>
          <text:p text:style-name="P101">Request</text:p>
        </text:list-item>
      </text:list>
      <text:p text:style-name="P19"/>
      <text:p text:style-name="P63">HTTP POST Request Example</text:p>
      <text:p text:style-name="P35"><text:tab/> <text:s text:c="2"/>testcase_identifier=TC001&amp;variable_name=xxx&amp;variable_value=555&amp;session_id=1234</text:p>
      <text:p text:style-name="P63"/>
      <text:list xml:id="list38176108" text:continue-numbering="true" text:style-name="L1">
        <text:list-item>
          <text:p text:style-name="P101">Response</text:p>
        </text:list-item>
      </text:list>
      <text:p text:style-name="P19"/>
      <text:p text:style-name="P63">XML Example</text:p>
      <text:p text:style-name="P63"/>
      <text:p text:style-name="P69">&lt;?xml version="1.0" encoding="utf-8" ?&gt;</text:p>
      <text:p text:style-name="P69">&lt;testcasevariablevalue&gt;</text:p>
      <text:p text:style-name="P69"><text:s text:c="2"/>&lt;id&gt;1234&lt;/id&gt;</text:p>
      <text:p text:style-name="P69">&lt;/testcasevariablevalue&gt;</text:p>
      <text:p text:style-name="P68"/>
      <text:p text:style-name="P80"><text:s text:c="6"/>OR</text:p>
      <text:p text:style-name="P80"/>
      <text:p text:style-name="P29"><text:s text:c="5"/>&lt;?xml version="1.0" encoding="utf-8" ?&gt;</text:p>
      <text:p text:style-name="P61">&lt;variables&gt;</text:p>
      <text:p text:style-name="P29"><text:s text:c="2"/><text:tab/>&lt;error&gt; message &lt;/error&gt;</text:p>
      <text:p text:style-name="P69">&lt;/variables&gt;</text:p>
      <text:p text:style-name="P33"/>
      <text:p text:style-name="P35"/>
      <text:p text:style-name="P74"/>
      <text:p text:style-name="P83"/>
      <text:p text:style-name="P24"/>
      <text:p text:style-name="P13"><text:bookmark-start text:name="_PictureBullets"/><draw:frame draw:style-name="fr1" draw:name="msoE1A9" text:anchor-type="as-char" svg:width="0.1563in" svg:height="0.1563in" draw:z-index="0"><draw:image xlink:href="Pictures/100002000000000F0000000F93484080.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1" svg:font-family="SimSun, 宋体"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1"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6pt" fo:font-weight="bold" style:font-name-asian="SimSun" style:font-size-asian="14pt" style:font-name-complex="Mangal" style:font-size-complex="14pt"/>
    </style:style>
    <style:style style:name="Text_20_body" style:display-name="Text body" style:family="paragraph" style:class="text">
      <style:paragraph-properties fo:margin-top="0in" fo:margin-bottom="0.0835in" fo:orphans="2" fo:widows="2" fo:hyphenation-ladder-count="no-limit"/>
      <style:text-properties style:use-window-font-color="true" style:font-name="Times New Roman" fo:font-size="11pt" fo:language="en" fo:country="US" style:font-name-asian="Arial" style:font-size-asian="11pt" style:font-name-complex="Times New Roman"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1665in" fo:margin-bottom="0.0417in" fo:orphans="2" fo:widows="2" fo:break-before="page" fo:keep-with-next="always"/>
      <style:text-properties style:use-window-font-color="true" style:font-name="Verdana" fo:font-size="16pt" fo:language="en" fo:country="US" fo:font-weight="bold" style:letter-kerning="true" style:font-name-asian="Arial" style:font-size-asian="16pt" style:font-weight-asian="bold" style:font-name-complex="Arial" style:font-size-complex="16pt" style:language-complex="ar" style:country-complex="SA" style:font-weight-complex="bold"/>
    </style:style>
    <style:style style:name="Heading_20_2" style:display-name="Heading 2" style:family="paragraph" style:parent-style-name="Heading_20_1" style:next-style-name="Text_20_body" style:default-outline-level="" style:list-style-name="" style:class="text">
      <style:paragraph-properties fo:break-before="auto" fo:break-after="auto"/>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Text_20_body" style:class="text">
      <style:text-properties fo:font-size="13pt" style:font-size-asian="13pt" style:font-size-complex="13pt" style:font-weight-complex="bold"/>
    </style:style>
    <style:style style:name="Heading_20_4" style:display-name="Heading 4" style:family="paragraph" style:parent-style-name="Heading_20_3" style:next-style-name="Text_20_body" style:class="text">
      <style:text-properties fo:font-size="12pt" style:font-size-asian="12pt" style:font-size-complex="14pt" style:font-weight-complex="normal"/>
    </style:style>
    <style:style style:name="Heading_20_5" style:display-name="Heading 5" style:family="paragraph" style:parent-style-name="Heading_20_4" style:next-style-name="Text_20_body" style:class="text">
      <style:text-properties fo:font-size="11pt" style:font-size-asian="11pt" style:font-size-complex="13pt" style:font-style-complex="normal" style:font-weight-complex="bold"/>
    </style:style>
    <style:style style:name="Heading_20_6" style:display-name="Heading 6" style:family="paragraph" style:parent-style-name="Heading_20_5" style:next-style-name="Standard" style:list-style-name="" style:class="text">
      <style:paragraph-properties fo:margin-left="0in" fo:margin-right="0in" fo:text-indent="0in" style:auto-text-indent="false"/>
      <style:text-properties style:text-blinking="true" style:font-size-complex="11pt" style:font-weight-complex="normal"/>
    </style:style>
    <style:style style:name="Heading_20_7" style:display-name="Heading 7" style:family="paragraph" style:parent-style-name="Heading_20_6" style:next-style-name="Standard" style:class="text"/>
    <style:style style:name="Heading_20_8" style:display-name="Heading 8" style:family="paragraph" style:parent-style-name="Heading_20_7" style:next-style-name="Standard" style:class="text">
      <style:text-properties style:font-style-complex="italic"/>
    </style:style>
    <style:style style:name="Heading_20_9" style:display-name="Heading 9" style:family="paragraph" style:parent-style-name="Heading_20_8" style:next-style-name="Standard" style:class="text"/>
    <style:style style:name="Header" style:family="paragraph" style:class="extra">
      <style:paragraph-properties fo:margin-top="0.0138in" fo:margin-bottom="0.028in"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Footer" style:family="paragraph" style:parent-style-name="Header" style:class="extra"/>
    <style:style style:name="Header_20_Heading" style:display-name="Header Heading" style:family="paragraph" style:parent-style-name="Header">
      <style:paragraph-properties fo:margin-top="0in" fo:margin-bottom="0in"/>
      <style:text-properties fo:font-size="7pt" style:font-size-asian="7pt"/>
    </style:style>
    <style:style style:name="Table_20_Text" style:display-name="Table Text" style:family="paragraph" style:parent-style-name="Text_20_body">
      <style:paragraph-properties fo:margin-top="0.0417in" fo:margin-bottom="0.028in"/>
      <style:text-properties fo:font-size="9pt" style:font-size-asian="9pt"/>
    </style:style>
    <style:style style:name="Bullet" style:family="paragraph" style:parent-style-name="Text_20_body"/>
    <style:style style:name="Bullet_20_Level_20_2" style:display-name="Bullet Level 2" style:family="paragraph" style:parent-style-name="Bullet"/>
    <style:style style:name="Numbered" style:family="paragraph" style:parent-style-name="Text_20_body"/>
    <style:style style:name="Table_20_Header" style:display-name="Table Header" style:family="paragraph" style:parent-style-name="Heading_20_1" style:default-outline-level="" style:list-style-name="">
      <style:paragraph-properties fo:margin-left="0in" fo:margin-right="0in" fo:margin-top="0.0417in" fo:margin-bottom="0.028in" fo:text-indent="0in" style:auto-text-indent="false" fo:break-before="auto" fo:break-after="auto"/>
      <style:text-properties fo:font-size="10pt" style:font-size-asian="10pt"/>
    </style:style>
    <style:style style:name="Indent" style:family="paragraph" style:parent-style-name="Text_20_body">
      <style:paragraph-properties fo:margin-left="0.248in" fo:margin-right="0in" fo:text-indent="0in" style:auto-text-indent="false"/>
    </style:style>
    <style:style style:name="Document_20_Title" style:display-name="Document Title" style:family="paragraph" style:parent-style-name="Heading_20_1" style:default-outline-level="" style:list-style-name="">
      <style:paragraph-properties fo:margin-left="0in" fo:margin-right="0in" fo:margin-top="2.778in" fo:margin-bottom="0.0417in" fo:text-align="center" style:justify-single-word="false" fo:text-indent="0in" style:auto-text-indent="false" fo:break-before="auto" fo:break-after="auto" fo:keep-with-next="auto"/>
      <style:text-properties fo:font-size="18pt" style:font-size-asian="18pt"/>
    </style:style>
    <style:style style:name="Table_20_of_20_Contents" style:display-name="Table of Contents" style:family="paragraph" style:parent-style-name="Heading_20_1" style:default-outline-level="" style:list-style-name="">
      <style:paragraph-properties fo:margin-left="0in" fo:margin-right="0in" fo:margin-top="0.1665in" fo:margin-bottom="0.0835in" fo:text-indent="0in" style:auto-text-indent="false"/>
    </style:style>
    <style:style style:name="Contents_20_1" style:display-name="Contents 1" style:family="paragraph" style:next-style-name="Standard" style:class="index">
      <style:paragraph-properties fo:margin-left="0.1575in" fo:margin-right="1.5752in" fo:margin-top="0.028in" fo:margin-bottom="0in" fo:orphans="2" fo:widows="2" fo:text-indent="-0.1575in" style:auto-text-indent="false">
        <style:tab-stops>
          <style:tab-stop style:position="5.1189in" style:type="right" style:leader-style="dotted" style:leader-text="."/>
        </style:tab-stops>
      </style:paragraph-properties>
      <style:text-properties style:use-window-font-color="true" style:font-name="Verdana" fo:font-size="12pt" fo:language="en" fo:country="US" fo:font-weight="bold" style:font-name-asian="Arial" style:font-size-asian="12pt" style:language-asian="zxx" style:country-asian="none" style:font-weight-asian="bold" style:font-name-complex="Times New Roman" style:font-size-complex="10pt" style:language-complex="ar" style:country-complex="SA"/>
    </style:style>
    <style:style style:name="Contents_20_2" style:display-name="Contents 2" style:family="paragraph" style:parent-style-name="Heading_20_2" style:next-style-name="Standard" style:list-style-name="" style:class="index">
      <style:paragraph-properties fo:margin-left="0.5118in" fo:margin-right="1.5752in" fo:margin-top="0.0138in" fo:margin-bottom="0in" fo:text-indent="-0.1181in" style:auto-text-indent="false"/>
      <style:text-properties fo:font-size="10pt" fo:language="zxx" fo:country="none" fo:font-weight="normal" style:font-size-asian="10pt" style:language-asian="zxx" style:country-asian="none" style:font-weight-asian="normal"/>
    </style:style>
    <style:style style:name="Contents_20_3" style:display-name="Contents 3" style:family="paragraph" style:parent-style-name="Heading_20_3" style:next-style-name="Standard" style:list-style-name="" style:class="index">
      <style:paragraph-properties fo:margin-left="0.7083in" fo:margin-right="1.5752in" fo:margin-top="0in" fo:margin-bottom="0in" fo:text-indent="-0.0783in" style:auto-text-indent="false"/>
      <style:text-properties fo:font-size="9pt" fo:language="zxx" fo:country="none" fo:font-weight="normal" style:font-size-asian="9pt" style:language-asian="zxx" style:country-asian="none" style:font-weight-asian="normal"/>
    </style:style>
    <style:style style:name="Heading_20_NoNum" style:display-name="Heading NoNum" style:family="paragraph" style:parent-style-name="Heading_20_5" style:next-style-name="Text_20_body" style:list-style-name="">
      <style:paragraph-properties fo:margin-left="0in" fo:margin-right="0in" fo:text-indent="0in" style:auto-text-indent="false"/>
    </style:style>
    <style:style style:name="Caption_20_Table" style:display-name="Caption Tabl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Caption_20_Figure" style:display-name="Caption Figure" style:family="paragraph" style:parent-style-name="Text_20_body" style:next-style-name="Text_20_body">
      <style:paragraph-properties fo:margin-left="0.6693in" fo:margin-right="0in" fo:text-indent="-0.6693in" style:auto-text-indent="false"/>
      <style:text-properties fo:font-style="italic" style:font-style-asian="italic"/>
    </style:style>
    <style:style style:name="Indent_20_Hanging" style:display-name="Indent Hanging" style:family="paragraph" style:parent-style-name="Indent">
      <style:paragraph-properties fo:margin-left="0.248in" fo:margin-right="0in" fo:text-indent="-0.248in" style:auto-text-indent="false"/>
    </style:style>
    <style:style style:name="Reference" style:family="paragraph" style:parent-style-name="Text_20_body"/>
    <style:style style:name="Copyright" style:family="paragraph" style:parent-style-name="Header">
      <style:paragraph-properties fo:margin-left="0in" fo:margin-right="1.8701in" fo:margin-top="0.0417in" fo:margin-bottom="0.0417in" fo:text-indent="0in" style:auto-text-indent="false"/>
    </style:style>
    <style:style style:name="Normal_20__28_Web_29_" style:display-name="Normal (Web)" style:family="paragraph" style:parent-style-name="Standard">
      <style:paragraph-properties fo:margin-top="0.1945in" fo:margin-bottom="0.1945in"/>
    </style:style>
    <style:style style:name="Document_20_Map" style:display-name="Document Map"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style:font-size-complex="12pt"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WW8Num7z0" style:family="text">
      <style:text-properties style:font-name="Georgia"/>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Wingdings"/>
    </style:style>
    <style:style style:name="WW8Num21z3" style:family="text">
      <style:text-properties style:font-name="Symbo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fo:font-size="16pt" style:font-size-asian="16pt" style:font-size-complex="16pt"/>
    </style:style>
    <style:style style:name="WW8Num27z1" style:family="text">
      <style:text-properties fo:font-variant="normal" fo:text-transform="none" style:text-outline="false" style:text-line-through-style="none" style:text-position="0% 100%" fo:font-size="14pt" fo:letter-spacing="normal" fo:font-style="normal" fo:text-shadow="none" style:text-underline-style="none" fo:font-weight="bold" style:letter-kerning="true" style:font-size-asian="14pt" style:font-style-asian="normal" style:font-weight-asian="bold" style:font-size-complex="14pt" style:font-style-complex="normal" style:font-weight-complex="normal" style:text-emphasize="none" text:display="true"/>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2" style:family="text">
      <style:text-properties style:font-name="Wingdings"/>
    </style:style>
    <style:style style:name="WW8Num29z3" style:family="text">
      <style:text-properties style:font-name="Symbol"/>
    </style:style>
    <style:style style:name="WW8Num29z4" style:family="text">
      <style:text-properties style:font-name="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fo:color="#7a4707" style:font-name="Courier New" fo:font-size="10pt" style:font-name-asian="Times New Roman" style:font-size-asian="10pt" style:font-name-complex="Courier New" style:font-size-complex="10pt"/>
    </style:style>
    <style:style style:name="Balloon_20_Text_20_Char" style:display-name="Balloon Text Char" style:family="text" style:parent-style-name="Default_20_Paragraph_20_Font">
      <style:text-properties style:font-name="Tahoma" fo:font-size="8pt" style:font-name-asian="SimSun1" style:font-size-asian="8pt" style:language-asian="zh" style:country-asian="CN" style:font-name-complex="Tahoma" style:font-size-complex="8pt"/>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size="18pt" style:font-name-asian="OpenSymbol" style:font-size-asian="18pt" style:font-name-complex="OpenSymbol" style:font-size-complex="18pt"/>
    </style:style>
    <style:style style:name="WW_5f_CharLFO9LVL1" style:display-name="WW_CharLFO9LVL1" style:family="text">
      <style:text-properties style:font-name="Symbol"/>
    </style:style>
    <style:style style:name="Strong" style:family="text" style:parent-style-name="Default_20_Paragraph_20_Font">
      <style:text-properties fo:font-weight="bold" style:font-weight-asian="bold" style:font-weight-complex="bold"/>
    </style:style>
    <style:style style:name="WW_5f_CharLFO8LVL1" style:display-name="WW_CharLFO8LVL1" style:family="text">
      <style:text-properties style:font-name="Symbol"/>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1" style:font-name-complex="Courier New1"/>
    </style:style>
    <style:style style:name="WW_5f_CharLFO18LVL3" style:display-name="WW_CharLFO18LVL3" style:family="text">
      <style:text-properties style:font-name="Wingdings1"/>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1" style:font-name-complex="Courier New1"/>
    </style:style>
    <style:style style:name="WW_5f_CharLFO18LVL6" style:display-name="WW_CharLFO18LVL6" style:family="text">
      <style:text-properties style:font-name="Wingdings1"/>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1" style:font-name-complex="Courier New1"/>
    </style:style>
    <style:style style:name="WW_5f_CharLFO18LVL9" style:display-name="WW_CharLFO18LVL9" style:family="text">
      <style:text-properties style:font-name="Wingdings1"/>
    </style:style>
    <style:style style:name="WW_5f_CharLFO16LVL1" style:display-name="WW_CharLFO16LVL1" style:family="text">
      <style:text-properties style:font-name="Symbol"/>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1" style:font-name-complex="Courier New1"/>
    </style:style>
    <style:style style:name="WW_5f_CharLFO5LVL3" style:display-name="WW_CharLFO5LVL3" style:family="text">
      <style:text-properties style:font-name="Wingdings1"/>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1" style:font-name-complex="Courier New1"/>
    </style:style>
    <style:style style:name="WW_5f_CharLFO5LVL6" style:display-name="WW_CharLFO5LVL6" style:family="text">
      <style:text-properties style:font-name="Wingdings1"/>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1" style:font-name-complex="Courier New1"/>
    </style:style>
    <style:style style:name="WW_5f_CharLFO5LVL9" style:display-name="WW_CharLFO5LVL9" style:family="text">
      <style:text-properties style:font-name="Wingdings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27z0" style:num-format="1">
        <style:list-level-properties text:list-level-position-and-space-mode="label-alignment">
          <style:list-level-label-alignment text:label-followed-by="space" fo:text-indent="-0.3in" fo:margin-left="0.3in"/>
        </style:list-level-properties>
      </text:outline-level-style>
      <text:outline-level-style text:level="2" text:style-name="WW8Num27z1"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1" text:display-levels="5">
        <style:list-level-properties text:list-level-position-and-space-mode="label-alignment">
          <style:list-level-label-alignment text:label-followed-by="space"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prefix="Table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457in" fo:text-indent="-0.25in" fo:margin-left="0.7457in"/>
        </style:list-level-properties>
        <style:text-properties style:font-name="Georgia"/>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626in" fo:text-indent="-0.25in" fo:margin-left="1.0626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5626in" fo:text-indent="-0.25in" fo:margin-left="1.5626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0626in" fo:text-indent="-0.25in" fo:margin-left="3.0626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5626in" fo:text-indent="-0.25in" fo:margin-left="4.5626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prefix="[" style:num-suffix="]" style:num-format="1">
        <style:list-level-properties text:list-level-position-and-space-mode="label-alignment">
          <style:list-level-label-alignment text:label-followed-by="listtab" text:list-tab-stop-position="0.4957in" fo:text-indent="-0.4957in" fo:margin-left="0.49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prefix="Figure " style:num-suffix="." style:num-format="1">
        <style:list-level-properties text:list-level-position-and-space-mode="label-alignment">
          <style:list-level-label-alignment text:label-followed-by="listtab" text:list-tab-stop-position="1in" fo:text-indent="-0.1252in" fo:margin-left="0.12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text:style-name="WW8Num21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text:style-name="WW8Num21z3"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27z1"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space" fo:text-indent="-0.5in" fo:margin-left="0.5in"/>
        </style:list-level-properties>
      </text:list-level-style-number>
      <text:list-level-style-number text:level="4" style:num-format="1" text:display-levels="4">
        <style:list-level-properties text:list-level-position-and-space-mode="label-alignment">
          <style:list-level-label-alignment text:label-followed-by="space" fo:text-indent="-0.6in" fo:margin-left="0.6in"/>
        </style:list-level-properties>
      </text:list-level-style-number>
      <text:list-level-style-number text:level="5" style:num-format="1" text:display-levels="5">
        <style:list-level-properties text:list-level-position-and-space-mode="label-alignment">
          <style:list-level-label-alignment text:label-followed-by="space"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0626in" fo:text-indent="-0.25in" fo:margin-left="2.0626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3.5626in" fo:text-indent="-0.25in" fo:margin-left="3.5626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5.0626in" fo:text-indent="-0.25in" fo:margin-left="5.0626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5.5626in" fo:text-indent="-0.25in" fo:margin-left="5.5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number text:level="2" style:num-suffix="." style:num-format="1">
        <style:list-level-properties text:list-level-position-and-space-mode="label-alignment">
          <style:list-level-label-alignment text:label-followed-by="listtab" text:list-tab-stop-position="0.498in" fo:text-indent="-0.248in" fo:margin-left="0.4957in"/>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5.9576in" fo:margin-left="0.016in" fo:margin-right="0.0424in" table:align="margins" style:writing-mode="lr-tb"/>
    </style:style>
    <style:style style:name="Table2.A" style:family="table-column">
      <style:table-column-properties style:column-width="2.7708in" style:rel-column-width="30479*"/>
    </style:style>
    <style:style style:name="Table2.B" style:family="table-column">
      <style:table-column-properties style:column-width="2.0104in" style:rel-column-width="22114*"/>
    </style:style>
    <style:style style:name="Table2.C" style:family="table-column">
      <style:table-column-properties style:column-width="1.1764in" style:rel-column-width="12942*"/>
    </style:style>
    <style:style style:name="Table2.1" style:family="table-row">
      <style:table-row-properties style:min-row-height="0.1326in" style:keep-together="false" fo:keep-together="always"/>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none" style:writing-mode="lr-tb"/>
    </style:style>
    <style:style style:name="Table2.C1" style:family="table-cell">
      <style:table-cell-properties style:vertical-align="top" fo:padding-left="0.075in" fo:padding-right="0.075in" fo:padding-top="0in" fo:padding-bottom="0in" fo:border-left="0.0069in solid #000000" fo:border-right="0.0069in solid #000000" fo:border-top="0.0069in solid #000000" fo:border-bottom="none" style:writing-mode="lr-tb"/>
    </style:style>
    <style:style style:name="Table2.2" style:family="table-row">
      <style:table-row-properties style:min-row-height="0.1042in" style:keep-together="false" fo:keep-together="always"/>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3" style:family="table-row">
      <style:table-row-properties style:min-row-height="0.1208in" style:keep-together="false" fo:keep-together="always"/>
    </style:style>
    <style:style style:name="Table2.4" style:family="table-row">
      <style:table-row-properties style:min-row-height="0.0917in" style:keep-together="false" fo:keep-together="always"/>
    </style:style>
    <style:style style:name="MP1" style:family="paragraph" style:parent-style-name="Header_20_Heading">
      <style:paragraph-properties style:snap-to-layout-grid="false"/>
    </style:style>
    <style:style style:name="MP2" style:family="paragraph" style:parent-style-name="Header">
      <style:paragraph-properties style:snap-to-layout-grid="false"/>
    </style:style>
    <style:style style:name="MP3" style:family="paragraph" style:parent-style-name="Header">
      <style:paragraph-properties fo:margin-left="0in" fo:margin-right="0.1752in" fo:text-align="center" style:justify-single-word="false" fo:text-indent="0in" style:auto-text-indent="false" style:snap-to-layout-grid="false"/>
    </style:style>
    <style:style style:name="MP4" style:family="paragraph" style:parent-style-name="Header">
      <style:paragraph-properties style:snap-to-layout-grid="false"/>
      <style:text-properties fo:language="sv" fo:country="SE"/>
    </style:style>
    <style:style style:name="MP5" style:family="paragraph" style:parent-style-name="Header">
      <style:text-properties fo:language="sv" fo:country="SE"/>
    </style:style>
    <style:page-layout style:name="Mpm1">
      <style:page-layout-properties fo:page-width="8.2681in" fo:page-height="11.6929in" style:num-format="1" style:print-orientation="portrait" fo:margin-top="0.4917in" fo:margin-bottom="0.1874in" fo:margin-left="0.9839in" fo:margin-right="1.268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81in" fo:page-height="11.6929in" style:num-format="1" style:print-orientation="portrait" fo:margin-top="0.9839in" fo:margin-bottom="0.1874in" fo:margin-left="0.9839in" fo:margin-right="1.268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MP1">DAVOS USER MANUAL</text:p>
            </table:table-cell>
            <table:covered-table-cell/>
            <table:table-cell table:style-name="Table2.C1" office:value-type="string">
              <text:p text:style-name="MP1">Pages (<text:page-number text:select-page="current">21</text:page-number>/<text:page-count>21</text:page-count>)</text:p>
            </table:table-cell>
          </table:table-row>
          <table:table-row table:style-name="Table2.2">
            <table:table-cell table:style-name="Table2.A2" table:number-columns-spanned="2" office:value-type="string">
              <text:p text:style-name="MP2"/>
            </table:table-cell>
            <table:covered-table-cell/>
            <table:table-cell table:style-name="Table2.C2" office:value-type="string">
              <text:p text:style-name="MP3"/>
            </table:table-cell>
          </table:table-row>
          <table:table-row table:style-name="Table2.3">
            <table:table-cell table:style-name="Table2.A1" office:value-type="string">
              <text:p text:style-name="MP1">Author : Debabrata Das</text:p>
            </table:table-cell>
            <table:table-cell table:style-name="Table2.A1" office:value-type="string">
              <text:p text:style-name="MP1">Version: Davos Version 4.4</text:p>
            </table:table-cell>
            <table:table-cell table:style-name="Table2.C1" office:value-type="string">
              <text:p text:style-name="MP1">Date :15-06-2012</text:p>
            </table:table-cell>
          </table:table-row>
          <table:table-row table:style-name="Table2.4">
            <table:table-cell table:style-name="Table2.A2" office:value-type="string">
              <text:p text:style-name="MP4"/>
            </table:table-cell>
            <table:table-cell table:style-name="Table2.A2" office:value-type="string">
              <text:p text:style-name="MP4"/>
            </table:table-cell>
            <table:table-cell table:style-name="Table2.C2" office:value-type="string">
              <text:p text:style-name="MP4"/>
            </table:table-cell>
          </table:table-row>
        </table:table>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avos User Manual</dc:title>
    <meta:creation-date>2012-06-26T15:36:21.17</meta:creation-date>
    <meta:editing-cycles>5</meta:editing-cycles>
    <meta:editing-duration>PT2H52M22S</meta:editing-duration>
    <meta:generator>OpenOffice.org/3.3$Win32 OpenOffice.org_project/330m20$Build-9567</meta:generator>
    <dc:date>2012-07-05T18:02:38.16</dc:date>
    <dc:creator>Dipayan Sengupta</dc:creator>
    <meta:document-statistic meta:table-count="2" meta:image-count="1" meta:object-count="0" meta:page-count="21" meta:paragraph-count="435" meta:word-count="1375" meta:character-count="12251"/>
    <meta:user-defined meta:name="VSS_Rev">$Revision:: 9   $</meta:user-defined>
  </office:meta>
</office:document-meta>
</file>